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Таблица1" style:family="table">
      <style:table-properties style:width="8.585cm" fo:margin-top="0cm" fo:margin-bottom="0cm" table:align="center" style:writing-mode="lr-tb"/>
    </style:style>
    <style:style style:name="Таблица1.A" style:family="table-column">
      <style:table-column-properties style:column-width="4.292cm"/>
    </style:style>
    <style:style style:name="Таблица1.B" style:family="table-column">
      <style:table-column-properties style:column-width="4.293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73cm" fo:keep-together="auto"/>
    </style:style>
    <style:style style:name="Таблица2" style:family="table">
      <style:table-properties style:width="13.799cm" fo:margin-left="0cm" fo:margin-top="0cm" fo:margin-bottom="0cm" table:align="left" style:writing-mode="lr-tb"/>
    </style:style>
    <style:style style:name="Таблица2.A" style:family="table-column">
      <style:table-column-properties style:column-width="0.626cm"/>
    </style:style>
    <style:style style:name="Таблица2.B" style:family="table-column">
      <style:table-column-properties style:column-width="0.693cm"/>
    </style:style>
    <style:style style:name="Таблица2.C" style:family="table-column">
      <style:table-column-properties style:column-width="0.695cm"/>
    </style:style>
    <style:style style:name="Таблица2.D" style:family="table-column">
      <style:table-column-properties style:column-width="0.691cm"/>
    </style:style>
    <style:style style:name="Таблица2.T" style:family="table-column">
      <style:table-column-properties style:column-width="0.69cm"/>
    </style:style>
    <style:style style:name="Таблица2.1" style:family="table-row">
      <style:table-row-properties style:min-row-height="0.594cm"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2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864cm" fo:margin-left="0cm" fo:margin-top="0cm" fo:margin-bottom="0cm" table:align="left" style:writing-mode="lr-tb"/>
    </style:style>
    <style:style style:name="Таблица3.A" style:family="table-column">
      <style:table-column-properties style:column-width="0.693cm"/>
    </style:style>
    <style:style style:name="Таблица3.T" style:family="table-column">
      <style:table-column-properties style:column-width="0.69cm"/>
    </style:style>
    <style:style style:name="Таблица3.1" style:family="table-row">
      <style:table-row-properties style:min-row-height="0.594cm" fo:keep-together="auto"/>
    </style:style>
    <style:style style:name="Таблица3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3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3.799cm" fo:margin-left="0cm" fo:margin-top="0cm" fo:margin-bottom="0cm" table:align="left" style:writing-mode="lr-tb"/>
    </style:style>
    <style:style style:name="Таблица4.A" style:family="table-column">
      <style:table-column-properties style:column-width="0.626cm"/>
    </style:style>
    <style:style style:name="Таблица4.B" style:family="table-column">
      <style:table-column-properties style:column-width="0.693cm"/>
    </style:style>
    <style:style style:name="Таблица4.C" style:family="table-column">
      <style:table-column-properties style:column-width="0.695cm"/>
    </style:style>
    <style:style style:name="Таблица4.D" style:family="table-column">
      <style:table-column-properties style:column-width="0.691cm"/>
    </style:style>
    <style:style style:name="Таблица4.T" style:family="table-column">
      <style:table-column-properties style:column-width="0.69cm"/>
    </style:style>
    <style:style style:name="Таблица4.1" style:family="table-row">
      <style:table-row-properties style:min-row-height="0.594cm"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4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4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5" style:family="table">
      <style:table-properties style:width="13.799cm" fo:margin-left="0cm" fo:margin-top="0cm" fo:margin-bottom="0cm" table:align="left" style:writing-mode="lr-tb"/>
    </style:style>
    <style:style style:name="Таблица5.A" style:family="table-column">
      <style:table-column-properties style:column-width="0.626cm"/>
    </style:style>
    <style:style style:name="Таблица5.B" style:family="table-column">
      <style:table-column-properties style:column-width="0.693cm"/>
    </style:style>
    <style:style style:name="Таблица5.C" style:family="table-column">
      <style:table-column-properties style:column-width="0.695cm"/>
    </style:style>
    <style:style style:name="Таблица5.D" style:family="table-column">
      <style:table-column-properties style:column-width="0.691cm"/>
    </style:style>
    <style:style style:name="Таблица5.T" style:family="table-column">
      <style:table-column-properties style:column-width="0.69cm"/>
    </style:style>
    <style:style style:name="Таблица5.1" style:family="table-row">
      <style:table-row-properties style:min-row-height="0.594cm" fo:keep-together="auto"/>
    </style:style>
    <style:style style:name="Таблица5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5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5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5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6" style:family="table">
      <style:table-properties style:width="13.864cm" fo:margin-left="0cm" fo:margin-top="0cm" fo:margin-bottom="0cm" table:align="left" style:writing-mode="lr-tb"/>
    </style:style>
    <style:style style:name="Таблица6.A" style:family="table-column">
      <style:table-column-properties style:column-width="0.693cm"/>
    </style:style>
    <style:style style:name="Таблица6.T" style:family="table-column">
      <style:table-column-properties style:column-width="0.69cm"/>
    </style:style>
    <style:style style:name="Таблица6.1" style:family="table-row">
      <style:table-row-properties style:min-row-height="0.594cm" fo:keep-together="auto"/>
    </style:style>
    <style:style style:name="Таблица6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6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6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3.864cm" fo:margin-left="0cm" fo:margin-top="0cm" fo:margin-bottom="0cm" table:align="left" style:writing-mode="lr-tb"/>
    </style:style>
    <style:style style:name="Таблица7.A" style:family="table-column">
      <style:table-column-properties style:column-width="0.693cm"/>
    </style:style>
    <style:style style:name="Таблица7.T" style:family="table-column">
      <style:table-column-properties style:column-width="0.69cm"/>
    </style:style>
    <style:style style:name="Таблица7.1" style:family="table-row">
      <style:table-row-properties style:min-row-height="0.594cm" fo:keep-together="auto"/>
    </style:style>
    <style:style style:name="Таблица7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7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7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3.864cm" fo:margin-left="0cm" fo:margin-top="0cm" fo:margin-bottom="0cm" table:align="left" style:writing-mode="lr-tb"/>
    </style:style>
    <style:style style:name="Таблица8.A" style:family="table-column">
      <style:table-column-properties style:column-width="0.693cm"/>
    </style:style>
    <style:style style:name="Таблица8.T" style:family="table-column">
      <style:table-column-properties style:column-width="0.69cm"/>
    </style:style>
    <style:style style:name="Таблица8.1" style:family="table-row">
      <style:table-row-properties style:min-row-height="0.594cm" fo:keep-together="auto"/>
    </style:style>
    <style:style style:name="Таблица8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8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8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13.799cm" fo:margin-left="0cm" fo:margin-top="0cm" fo:margin-bottom="0cm" table:align="left" style:writing-mode="lr-tb"/>
    </style:style>
    <style:style style:name="Таблица11.A" style:family="table-column">
      <style:table-column-properties style:column-width="0.626cm"/>
    </style:style>
    <style:style style:name="Таблица11.B" style:family="table-column">
      <style:table-column-properties style:column-width="0.693cm"/>
    </style:style>
    <style:style style:name="Таблица11.C" style:family="table-column">
      <style:table-column-properties style:column-width="0.695cm"/>
    </style:style>
    <style:style style:name="Таблица11.D" style:family="table-column">
      <style:table-column-properties style:column-width="0.691cm"/>
    </style:style>
    <style:style style:name="Таблица11.T" style:family="table-column">
      <style:table-column-properties style:column-width="0.69cm"/>
    </style:style>
    <style:style style:name="Таблица11.1" style:family="table-row">
      <style:table-row-properties style:min-row-height="0.594cm" fo:keep-together="auto"/>
    </style:style>
    <style:style style:name="Таблица11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1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11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11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12" style:family="table">
      <style:table-properties style:width="13.799cm" fo:margin-left="0cm" fo:margin-top="0cm" fo:margin-bottom="0cm" table:align="left" style:writing-mode="lr-tb"/>
    </style:style>
    <style:style style:name="Таблица12.A" style:family="table-column">
      <style:table-column-properties style:column-width="0.626cm"/>
    </style:style>
    <style:style style:name="Таблица12.B" style:family="table-column">
      <style:table-column-properties style:column-width="0.693cm"/>
    </style:style>
    <style:style style:name="Таблица12.C" style:family="table-column">
      <style:table-column-properties style:column-width="0.695cm"/>
    </style:style>
    <style:style style:name="Таблица12.D" style:family="table-column">
      <style:table-column-properties style:column-width="0.691cm"/>
    </style:style>
    <style:style style:name="Таблица12.T" style:family="table-column">
      <style:table-column-properties style:column-width="0.69cm"/>
    </style:style>
    <style:style style:name="Таблица12.1" style:family="table-row">
      <style:table-row-properties style:min-row-height="0.594cm" fo:keep-together="auto"/>
    </style:style>
    <style:style style:name="Таблица12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2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12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2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12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13" style:family="table">
      <style:table-properties style:width="13.799cm" fo:margin-left="0cm" fo:margin-top="0cm" fo:margin-bottom="0cm" table:align="left" style:writing-mode="lr-tb"/>
    </style:style>
    <style:style style:name="Таблица13.A" style:family="table-column">
      <style:table-column-properties style:column-width="0.626cm"/>
    </style:style>
    <style:style style:name="Таблица13.B" style:family="table-column">
      <style:table-column-properties style:column-width="0.693cm"/>
    </style:style>
    <style:style style:name="Таблица13.C" style:family="table-column">
      <style:table-column-properties style:column-width="0.695cm"/>
    </style:style>
    <style:style style:name="Таблица13.D" style:family="table-column">
      <style:table-column-properties style:column-width="0.691cm"/>
    </style:style>
    <style:style style:name="Таблица13.T" style:family="table-column">
      <style:table-column-properties style:column-width="0.69cm"/>
    </style:style>
    <style:style style:name="Таблица13.1" style:family="table-row">
      <style:table-row-properties style:min-row-height="0.594cm" fo:keep-together="auto"/>
    </style:style>
    <style:style style:name="Таблица13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3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13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13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9" style:family="table">
      <style:table-properties style:width="13.799cm" fo:margin-left="0cm" fo:margin-top="0cm" fo:margin-bottom="0cm" table:align="left" style:writing-mode="lr-tb"/>
    </style:style>
    <style:style style:name="Таблица9.A" style:family="table-column">
      <style:table-column-properties style:column-width="0.626cm"/>
    </style:style>
    <style:style style:name="Таблица9.B" style:family="table-column">
      <style:table-column-properties style:column-width="0.693cm"/>
    </style:style>
    <style:style style:name="Таблица9.C" style:family="table-column">
      <style:table-column-properties style:column-width="0.695cm"/>
    </style:style>
    <style:style style:name="Таблица9.D" style:family="table-column">
      <style:table-column-properties style:column-width="0.691cm"/>
    </style:style>
    <style:style style:name="Таблица9.T" style:family="table-column">
      <style:table-column-properties style:column-width="0.69cm"/>
    </style:style>
    <style:style style:name="Таблица9.1" style:family="table-row">
      <style:table-row-properties style:min-row-height="0.594cm" fo:keep-together="auto"/>
    </style:style>
    <style:style style:name="Таблица9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9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9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9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10" style:family="table">
      <style:table-properties style:width="13.799cm" fo:margin-left="0cm" fo:margin-top="0cm" fo:margin-bottom="0cm" table:align="left" style:writing-mode="lr-tb"/>
    </style:style>
    <style:style style:name="Таблица10.A" style:family="table-column">
      <style:table-column-properties style:column-width="0.626cm"/>
    </style:style>
    <style:style style:name="Таблица10.B" style:family="table-column">
      <style:table-column-properties style:column-width="0.693cm"/>
    </style:style>
    <style:style style:name="Таблица10.C" style:family="table-column">
      <style:table-column-properties style:column-width="0.695cm"/>
    </style:style>
    <style:style style:name="Таблица10.D" style:family="table-column">
      <style:table-column-properties style:column-width="0.691cm"/>
    </style:style>
    <style:style style:name="Таблица10.T" style:family="table-column">
      <style:table-column-properties style:column-width="0.69cm"/>
    </style:style>
    <style:style style:name="Таблица10.1" style:family="table-row">
      <style:table-row-properties style:min-row-height="0.594cm" fo:keep-together="auto"/>
    </style:style>
    <style:style style:name="Таблица10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0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10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10.I1" style:family="table-cell">
      <style:table-cell-properties fo:padding-left="0.191cm" fo:padding-right="0.191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font-size="16pt" officeooo:paragraph-rsid="0013a964" style:font-size-asian="16pt" style:font-size-complex="16pt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en" fo:country="US" fo:font-style="italic" fo:font-weight="bold" officeooo:paragraph-rsid="0013a964" style:letter-kerning="false" style:font-style-asian="italic" style:font-weight-asian="bold" style:language-complex="ar" style:country-complex="SA" style:font-style-complex="italic" style:font-weight-complex="bold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13a964" officeooo:paragraph-rsid="0013a964" style:letter-kerning="false" style:language-complex="ar" style:country-complex="SA"/>
    </style:style>
    <style:style style:name="P4" style:family="paragraph" style:parent-style-name="Standard" style:list-style-name="">
      <style:paragraph-properties fo:margin-top="0.494cm" fo:margin-bottom="0.494cm" style:contextual-spacing="false" fo:text-align="center" style:justify-single-word="false"/>
      <style:text-properties fo:color="#000000" loext:opacity="100%" fo:font-size="16pt" officeooo:paragraph-rsid="0013a964" style:font-size-asian="16pt" style:font-name-complex="Calibri" style:font-size-complex="16pt"/>
    </style:style>
    <style:style style:name="P5" style:family="paragraph" style:parent-style-name="Standard" style:list-style-name="">
      <style:text-properties fo:color="#000000" loext:opacity="100%" fo:font-size="14pt" officeooo:paragraph-rsid="0013a96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3a964" style:font-size-asian="16pt" style:font-weight-asian="bold" style:font-name-complex="Calibri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paragraph-rsid="0013a964" style:font-size-asian="16pt" style:font-weight-asian="normal" style:font-name-complex="Calibri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3a964"/>
    </style:style>
    <style:style style:name="P9" style:family="paragraph" style:parent-style-name="Standard" style:list-style-name="">
      <style:paragraph-properties fo:text-align="center" style:justify-single-word="false"/>
      <style:text-properties officeooo:paragraph-rsid="0013a964"/>
    </style:style>
    <style:style style:name="P10" style:family="paragraph" style:parent-style-name="Standard" style:list-style-name="">
      <style:text-properties officeooo:paragraph-rsid="0013a964"/>
    </style:style>
    <style:style style:name="P11" style:family="paragraph" style:parent-style-name="Standard" style:list-style-name="">
      <style:text-properties fo:font-size="14pt" fo:language="en" fo:country="US" fo:font-style="italic" officeooo:paragraph-rsid="0013a964" style:font-size-asian="14pt" style:font-style-asian="italic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fo:font-style="italic" officeooo:paragraph-rsid="0017e312" style:font-size-asian="14pt" style:font-style-asian="italic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language="en" fo:country="US" officeooo:paragraph-rsid="0013a96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language="en" fo:country="US" officeooo:paragraph-rsid="0017e312" style:font-size-asian="14pt" style:font-size-complex="14pt"/>
    </style:style>
    <style:style style:name="P15" style:family="paragraph" style:parent-style-name="Standard" style:list-style-name="">
      <style:text-properties fo:font-size="14pt" fo:font-style="italic" officeooo:paragraph-rsid="0013a964" style:font-size-asian="14pt" style:font-style-asian="italic" style:font-size-complex="14pt"/>
    </style:style>
    <style:style style:name="P16" style:family="paragraph" style:parent-style-name="Standard">
      <style:text-properties fo:font-size="14pt" fo:font-style="italic" officeooo:paragraph-rsid="0013a964" style:font-size-asian="14pt" style:font-style-asian="italic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paragraph-rsid="0013a964" style:font-size-asian="14pt" style:font-size-complex="14pt"/>
    </style:style>
    <style:style style:name="P18" style:family="paragraph" style:parent-style-name="Standard">
      <style:text-properties fo:font-size="14pt" officeooo:paragraph-rsid="0013a964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1769be" officeooo:paragraph-rsid="001769be" style:font-size-asian="14pt" style:font-size-complex="14pt"/>
    </style:style>
    <style:style style:name="P20" style:family="paragraph" style:parent-style-name="Standard">
      <style:text-properties fo:font-size="14pt" officeooo:rsid="001769be" officeooo:paragraph-rsid="001769be" style:font-size-asian="14pt" style:font-size-complex="14pt"/>
    </style:style>
    <style:style style:name="P21" style:family="paragraph" style:parent-style-name="Standard">
      <style:text-properties fo:font-size="14pt" officeooo:rsid="00179e07" officeooo:paragraph-rsid="00179e07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79e07" officeooo:paragraph-rsid="00179e07" style:font-size-asian="14pt" style:font-size-complex="14pt"/>
    </style:style>
    <style:style style:name="P23" style:family="paragraph" style:parent-style-name="Standard">
      <style:text-properties fo:font-size="14pt" officeooo:rsid="0018fd2e" officeooo:paragraph-rsid="0018fd2e" style:font-size-asian="14pt" style:font-size-complex="14pt"/>
    </style:style>
    <style:style style:name="P24" style:family="paragraph" style:parent-style-name="Standard">
      <style:paragraph-properties fo:margin-top="0cm" fo:margin-bottom="0.212cm" style:contextual-spacing="false" fo:text-align="justify" style:justify-single-word="false">
        <style:tab-stops>
          <style:tab-stop style:position="2.036cm"/>
        </style:tab-stops>
      </style:paragraph-properties>
      <style:text-properties officeooo:paragraph-rsid="0013a964"/>
    </style:style>
    <style:style style:name="P25" style:family="paragraph" style:parent-style-name="Standard">
      <style:paragraph-properties fo:text-align="justify" style:justify-single-word="false"/>
      <style:text-properties officeooo:paragraph-rsid="0013a964"/>
    </style:style>
    <style:style style:name="P26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officeooo:paragraph-rsid="0013a964"/>
    </style:style>
    <style:style style:name="P27" style:family="paragraph" style:parent-style-name="Standard">
      <style:paragraph-properties fo:margin-top="0.212cm" fo:margin-bottom="0cm" style:contextual-spacing="false" fo:text-align="justify" style:justify-single-word="false"/>
      <style:text-properties officeooo:paragraph-rsid="0013a964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3a964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3a964"/>
    </style:style>
    <style:style style:name="P30" style:family="paragraph" style:parent-style-name="Standard">
      <style:paragraph-properties fo:text-align="justify" style:justify-single-word="false"/>
      <style:text-properties officeooo:paragraph-rsid="001769be"/>
    </style:style>
    <style:style style:name="P31" style:family="paragraph" style:parent-style-name="Standard">
      <style:paragraph-properties fo:text-align="justify" style:justify-single-word="false"/>
      <style:text-properties officeooo:paragraph-rsid="00179e07"/>
    </style:style>
    <style:style style:name="P32" style:family="paragraph" style:parent-style-name="Standard">
      <style:paragraph-properties fo:text-align="justify" style:justify-single-word="false"/>
      <style:text-properties officeooo:paragraph-rsid="0017e312"/>
    </style:style>
    <style:style style:name="P33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officeooo:paragraph-rsid="0017e312"/>
    </style:style>
    <style:style style:name="P34" style:family="paragraph" style:parent-style-name="Standard">
      <style:paragraph-properties fo:margin-left="1.3cm" fo:margin-right="0cm" fo:text-indent="0cm" style:auto-text-indent="false"/>
      <style:text-properties fo:font-size="10pt" officeooo:paragraph-rsid="0013a964" style:font-size-asian="10pt" style:font-size-complex="10pt"/>
    </style:style>
    <style:style style:name="P35" style:family="paragraph" style:parent-style-name="Standard">
      <style:paragraph-properties fo:margin-left="1.3cm" fo:margin-right="0cm" fo:text-indent="0cm" style:auto-text-indent="false"/>
      <style:text-properties fo:font-size="10pt" officeooo:paragraph-rsid="0017e312" style:font-size-asian="10pt" style:font-size-complex="10pt"/>
    </style:style>
    <style:style style:name="P36" style:family="paragraph" style:parent-style-name="Standard">
      <style:text-properties style:text-position="super 58%" fo:font-size="14pt" fo:language="en" fo:country="US" officeooo:paragraph-rsid="0013a964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super 58%" fo:font-size="14pt" officeooo:paragraph-rsid="0013a964" style:font-size-asian="14pt" style:font-size-complex="14pt"/>
    </style:style>
    <style:style style:name="P38" style:family="paragraph" style:parent-style-name="Standard">
      <style:text-properties fo:font-size="8pt" officeooo:paragraph-rsid="0013a964" style:font-size-asian="8pt" style:font-size-complex="8pt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rsid="0013a964" officeooo:paragraph-rsid="0013a964" style:letter-kerning="false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rsid="0014dae0" officeooo:paragraph-rsid="0014dae0" style:letter-kerning="false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rsid="00161686" officeooo:paragraph-rsid="00161686" style:letter-kerning="false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rsid="0018fd2e" officeooo:paragraph-rsid="0018fd2e" style:letter-kerning="false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rsid="0018fd2e" officeooo:paragraph-rsid="0018fd2e" style:letter-kerning="false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3a964" officeooo:paragraph-rsid="0013a964" style:letter-kerning="false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4dae0" officeooo:paragraph-rsid="0014dae0" style:letter-kerning="false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61686" officeooo:paragraph-rsid="00161686" style:letter-kerning="false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769be" officeooo:paragraph-rsid="001769be" style:letter-kerning="false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79e07" officeooo:paragraph-rsid="00179e07" style:letter-kerning="false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8fd2e" officeooo:paragraph-rsid="0018fd2e" style:letter-kerning="false" style:language-complex="ar" style:country-complex="SA"/>
    </style:style>
    <style:style style:name="P53" style:family="paragraph" style:parent-style-name="Standard">
      <style:text-properties officeooo:paragraph-rsid="0013a964"/>
    </style:style>
    <style:style style:name="P54" style:family="paragraph" style:parent-style-name="Standard">
      <style:paragraph-properties fo:margin-left="0cm" fo:margin-right="0cm" fo:text-indent="1cm" style:auto-text-indent="false"/>
      <style:text-properties officeooo:paragraph-rsid="0013a964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13a964"/>
    </style:style>
    <style:style style:name="P56" style:family="paragraph" style:parent-style-name="Standard">
      <style:text-properties officeooo:rsid="00179e07" officeooo:paragraph-rsid="00179e07"/>
    </style:style>
    <style:style style:name="P57" style:family="paragraph" style:parent-style-name="Standard">
      <style:text-properties officeooo:paragraph-rsid="0017e312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paragraph-rsid="0018fd2e"/>
    </style:style>
    <style:style style:name="P59" style:family="paragraph" style:parent-style-name="Standard">
      <style:text-properties officeooo:rsid="0018fd2e" officeooo:paragraph-rsid="0018fd2e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P6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style:font-size-asian="16pt" style:font-name-complex="Calibri" style:font-size-complex="16pt"/>
    </style:style>
    <style:style style:name="T2" style:family="text">
      <style:text-properties fo:font-size="16pt" officeooo:rsid="0018b80d" style:font-size-asian="16pt" style:font-name-complex="Calibri" style:font-size-complex="16pt"/>
    </style:style>
    <style:style style:name="T3" style:family="text">
      <style:text-properties fo:font-size="16pt" officeooo:rsid="0013a964" style:font-size-asian="16pt" style:font-name-complex="Calibri" style:font-size-complex="16pt"/>
    </style:style>
    <style:style style:name="T4" style:family="text">
      <style:text-properties fo:font-size="16pt" fo:language="en" fo:country="US" style:font-size-asian="16pt" style:font-name-complex="Calibri" style:font-size-complex="16pt"/>
    </style:style>
    <style:style style:name="T5" style:family="text">
      <style:text-properties fo:font-size="13pt" officeooo:rsid="0013a964" style:font-size-asian="13pt" style:font-size-complex="13pt"/>
    </style:style>
    <style:style style:name="T6" style:family="text">
      <style:text-properties fo:font-size="13pt" officeooo:rsid="0014dae0" style:font-size-asian="13pt" style:font-size-complex="13pt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13a964" style:font-size-asian="14pt" style:font-size-complex="14pt"/>
    </style:style>
    <style:style style:name="T10" style:family="text">
      <style:text-properties fo:font-size="14pt" fo:language="en" fo:country="US" officeooo:rsid="0014dae0" style:font-size-asian="14pt" style:font-size-complex="14pt"/>
    </style:style>
    <style:style style:name="T11" style:family="text">
      <style:text-properties fo:font-size="14pt" fo:language="en" fo:country="US" officeooo:rsid="00161686" style:font-size-asian="14pt" style:font-size-complex="14pt"/>
    </style:style>
    <style:style style:name="T12" style:family="text">
      <style:text-properties fo:font-size="14pt" fo:language="en" fo:country="US" officeooo:rsid="001769be" style:font-size-asian="14pt" style:font-size-complex="14pt"/>
    </style:style>
    <style:style style:name="T13" style:family="text">
      <style:text-properties fo:font-size="14pt" fo:language="en" fo:country="US" officeooo:rsid="0018fd2e" style:font-size-asian="14pt" style:font-size-complex="14pt"/>
    </style:style>
    <style:style style:name="T14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fo:language="en" fo:country="US" style:text-underline-style="solid" style:text-underline-width="auto" style:text-underline-color="font-color" officeooo:rsid="0013a964" style:font-size-asian="14pt" style:font-size-complex="14pt"/>
    </style:style>
    <style:style style:name="T16" style:family="text">
      <style:text-properties fo:font-size="14pt" fo:language="en" fo:country="US" fo:font-style="italic" style:font-size-asian="14pt" style:font-style-asian="italic" style:font-size-complex="14pt"/>
    </style:style>
    <style:style style:name="T17" style:family="text">
      <style:text-properties fo:font-size="14pt" fo:language="en" fo:country="US" fo:font-style="italic" style:text-underline-style="solid" style:text-underline-width="auto" style:text-underline-color="font-color" style:font-size-asian="14pt" style:font-style-asian="italic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style:font-size-asian="14pt" style:font-size-complex="14pt" style:font-weight-complex="bold"/>
    </style:style>
    <style:style style:name="T21" style:family="text">
      <style:text-properties fo:font-size="14pt" officeooo:rsid="00161686" style:font-size-asian="14pt" style:font-size-complex="14pt" style:font-weight-complex="bold"/>
    </style:style>
    <style:style style:name="T22" style:family="text">
      <style:text-properties fo:font-size="14pt" officeooo:rsid="001769be" style:font-size-asian="14pt" style:font-size-complex="14pt" style:font-weight-complex="bold"/>
    </style:style>
    <style:style style:name="T23" style:family="text">
      <style:text-properties fo:font-size="14pt" officeooo:rsid="00179e07" style:font-size-asian="14pt" style:font-size-complex="14pt" style:font-weight-complex="bold"/>
    </style:style>
    <style:style style:name="T24" style:family="text">
      <style:text-properties fo:font-size="14pt" officeooo:rsid="0018fd2e" style:font-size-asian="14pt" style:font-size-complex="14pt" style:font-weight-complex="bold"/>
    </style:style>
    <style:style style:name="T25" style:family="text">
      <style:text-properties fo:font-size="14pt" officeooo:rsid="0013a964" style:font-size-asian="14pt" style:font-size-complex="14pt"/>
    </style:style>
    <style:style style:name="T26" style:family="text">
      <style:text-properties fo:font-size="14pt" officeooo:rsid="0014dae0" style:font-size-asian="14pt" style:font-size-complex="14pt"/>
    </style:style>
    <style:style style:name="T27" style:family="text">
      <style:text-properties fo:font-size="14pt" officeooo:rsid="00161686" style:font-size-asian="14pt" style:font-size-complex="14pt"/>
    </style:style>
    <style:style style:name="T28" style:family="text">
      <style:text-properties fo:font-size="14pt" officeooo:rsid="001769be" style:font-size-asian="14pt" style:font-size-complex="14pt"/>
    </style:style>
    <style:style style:name="T29" style:family="text">
      <style:text-properties fo:font-size="14pt" officeooo:rsid="00179e07" style:font-size-asian="14pt" style:font-size-complex="14pt"/>
    </style:style>
    <style:style style:name="T30" style:family="text">
      <style:text-properties fo:font-size="14pt" officeooo:rsid="0018fd2e" style:font-size-asian="14pt" style:font-size-complex="14pt"/>
    </style:style>
    <style:style style:name="T31" style:family="text">
      <style:text-properties fo:font-size="14pt" fo:font-style="italic" style:font-size-asian="14pt" style:font-style-asian="italic" style:font-size-complex="14pt"/>
    </style:style>
    <style:style style:name="T32" style:family="text">
      <style:text-properties fo:font-size="14pt" fo:font-style="italic" style:font-size-asian="14pt" style:font-style-asian="italic" style:font-size-complex="14pt" style:font-weight-complex="bold"/>
    </style:style>
    <style:style style:name="T33" style:family="text">
      <style:text-properties fo:font-size="14pt" fo:font-style="italic" officeooo:rsid="00161686" style:font-size-asian="14pt" style:font-style-asian="italic" style:font-size-complex="14pt"/>
    </style:style>
    <style:style style:name="T3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14dae0" style:font-size-asian="14pt" style:font-size-complex="14pt"/>
    </style:style>
    <style:style style:name="T36" style:family="text">
      <style:text-properties fo:font-size="14pt" style:text-underline-style="solid" style:text-underline-width="auto" style:text-underline-color="font-color" officeooo:rsid="00161686" style:font-size-asian="14pt" style:font-size-complex="14pt"/>
    </style:style>
    <style:style style:name="T37" style:family="text">
      <style:text-properties fo:font-size="14pt" style:text-underline-style="solid" style:text-underline-width="auto" style:text-underline-color="font-color" officeooo:rsid="001769be" style:font-size-asian="14pt" style:font-size-complex="14pt"/>
    </style:style>
    <style:style style:name="T38" style:family="text">
      <style:text-properties fo:font-size="14pt" style:text-underline-style="solid" style:text-underline-width="auto" style:text-underline-color="font-color" officeooo:rsid="0018fd2e" style:font-size-asian="14pt" style:font-size-complex="14pt"/>
    </style:style>
    <style:style style:name="T39" style:family="text">
      <style:text-properties style:text-position="sub 58%"/>
    </style:style>
    <style:style style:name="T40" style:family="text">
      <style:text-properties style:text-position="sub 58%" fo:font-size="14pt" style:font-size-asian="14pt" style:font-size-complex="14pt"/>
    </style:style>
    <style:style style:name="T41" style:family="text">
      <style:text-properties style:text-position="sub 58%" fo:font-size="14pt" officeooo:rsid="0013a964" style:font-size-asian="14pt" style:font-size-complex="14pt"/>
    </style:style>
    <style:style style:name="T42" style:family="text">
      <style:text-properties style:text-position="sub 58%" fo:font-size="14pt" officeooo:rsid="0014dae0" style:font-size-asian="14pt" style:font-size-complex="14pt"/>
    </style:style>
    <style:style style:name="T43" style:family="text">
      <style:text-properties style:text-position="sub 58%" fo:font-size="14pt" style:text-underline-style="solid" style:text-underline-width="auto" style:text-underline-color="font-color" style:font-size-asian="14pt" style:font-size-complex="14pt"/>
    </style:style>
    <style:style style:name="T44" style:family="text">
      <style:text-properties style:text-position="sub 58%" fo:font-size="14pt" fo:language="en" fo:country="US" style:font-size-asian="14pt" style:font-size-complex="14pt"/>
    </style:style>
    <style:style style:name="T45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46" style:family="text">
      <style:text-properties style:text-position="sub 58%" fo:font-size="14pt" fo:language="en" fo:country="US" fo:font-style="italic" style:text-underline-style="solid" style:text-underline-width="auto" style:text-underline-color="font-color" style:font-size-asian="14pt" style:font-style-asian="italic" style:font-size-complex="14pt"/>
    </style:style>
    <style:style style:name="T47" style:family="text">
      <style:text-properties style:text-position="sub 58%" fo:font-size="14pt" fo:font-style="italic" style:font-size-asian="14pt" style:font-style-asian="italic" style:font-size-complex="14pt"/>
    </style:style>
    <style:style style:name="T48" style:family="text">
      <style:text-properties style:text-position="sub 58%" fo:font-size="14pt" fo:font-style="italic" officeooo:rsid="001769be" style:font-size-asian="14pt" style:font-style-asian="italic" style:font-size-complex="14pt"/>
    </style:style>
    <style:style style:name="T49" style:family="text">
      <style:text-properties style:text-position="sub 58%" fo:font-size="14pt" fo:font-style="italic" officeooo:rsid="0018fd2e" style:font-size-asian="14pt" style:font-style-asian="italic" style:font-size-complex="14pt"/>
    </style:style>
    <style:style style:name="T50" style:family="text">
      <style:text-properties style:text-position="super 58%" fo:font-size="14pt" fo:language="en" fo:country="US" style:font-size-asian="14pt" style:font-size-complex="14pt"/>
    </style:style>
    <style:style style:name="T51" style:family="text">
      <style:text-properties style:text-position="super 58%" fo:font-size="14pt" fo:language="en" fo:country="US" officeooo:rsid="0014dae0" style:font-size-asian="14pt" style:font-size-complex="14pt"/>
    </style:style>
    <style:style style:name="T52" style:family="text">
      <style:text-properties style:text-position="super 58%" fo:font-size="14pt" fo:language="en" fo:country="US" officeooo:rsid="00161686" style:font-size-asian="14pt" style:font-size-complex="14pt"/>
    </style:style>
    <style:style style:name="T53" style:family="text">
      <style:text-properties style:text-position="super 58%" fo:font-size="14pt" fo:language="en" fo:country="US" officeooo:rsid="0018fd2e" style:font-size-asian="14pt" style:font-size-complex="14pt"/>
    </style:style>
    <style:style style:name="T54" style:family="text">
      <style:text-properties style:text-position="super 58%" fo:font-size="14pt" style:font-size-asian="14pt" style:font-size-complex="14pt"/>
    </style:style>
    <style:style style:name="T55" style:family="text">
      <style:text-properties style:text-position="super 58%" fo:font-size="14pt" officeooo:rsid="001769be" style:font-size-asian="14pt" style:font-size-complex="14pt"/>
    </style:style>
    <style:style style:name="T56" style:family="text">
      <style:text-properties style:text-position="super 58%" fo:font-size="14pt" officeooo:rsid="00179e07" style:font-size-asian="14pt" style:font-size-complex="14pt"/>
    </style:style>
    <style:style style:name="T57" style:family="text">
      <style:text-properties style:text-position="super 58%" fo:font-size="14pt" officeooo:rsid="0018fd2e" style:font-size-asian="14pt" style:font-size-complex="14pt"/>
    </style:style>
    <style:style style:name="T58" style:family="text">
      <style:text-properties style:text-position="super 58%" fo:font-size="14pt" fo:font-style="italic" style:font-size-asian="14pt" style:font-style-asian="italic" style:font-size-complex="14pt"/>
    </style:style>
    <style:style style:name="T59" style:family="text">
      <style:text-properties style:font-name="Symbol" fo:font-size="14pt" style:font-name-asian="Symbol1" style:font-size-asian="14pt" style:font-name-complex="Symbol1" style:font-size-complex="14pt" style:font-weight-complex="bold"/>
    </style:style>
    <style:style style:name="T60" style:family="text">
      <style:text-properties style:text-position="0% 100%"/>
    </style:style>
    <style:style style:name="T61" style:family="text">
      <style:text-properties officeooo:rsid="0017e312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.176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432cm" fo:min-width="0.111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Дискретная математика</text:p>
      <text:p text:style-name="P8"><text:span text:style-name="T1"><text:s/>Домашнее задание №</text:span><text:span text:style-name="T2">5</text:span></text:p>
      <text:p text:style-name="P7">«Сложение чисел с плавающей запятой»</text:p>
      <text:p text:style-name="P8"><text:span text:style-name="T1">Вариант №</text:span><text:span text:style-name="T3">8</text:span></text:p>
      <text:p text:style-name="P8"><text:span text:style-name="T1">Выполнил: Рубцов Арсений Дмитриевич (поток 1 </text:span><text:span text:style-name="T4">P</text:span><text:span text:style-name="T1">3106)</text:span></text:p>
      <text:p text:style-name="P1">Варианты зад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A</text:p>
          </table:table-cell>
          <table:table-cell table:style-name="Таблица1.A1" office:value-type="string">
            <text:p text:style-name="P2">B</text:p>
          </table:table-cell>
        </table:table-row>
        <table:table-row table:style-name="Таблица1.2">
          <table:table-cell table:style-name="Таблица1.A1" office:value-type="string">
            <text:p text:style-name="P3">16,385</text:p>
          </table:table-cell>
          <table:table-cell table:style-name="Таблица1.A1" office:value-type="string">
            <text:p text:style-name="P3">8,964</text:p>
          </table:table-cell>
        </table:table-row>
      </table:table>
      <text:h text:style-name="P4" text:outline-level="1">Ход работы</text:h>
      <text:h text:style-name="P9" text:outline-level="1"><text:span text:style-name="T7">#</text:span><text:span text:style-name="T18">1</text:span></text:h>
      <text:h text:style-name="P10" text:outline-level="1"><text:span text:style-name="T19">1</text:span><text:span text:style-name="T8">. </text:span><text:span text:style-name="T19">Формат </text:span><text:span text:style-name="T31">Ф1</text:span></text:h>
      <text:h text:style-name="P11" text:outline-level="1"/>
      <text:p text:style-name="P25"><text:span text:style-name="T31">А</text:span><text:span text:style-name="T19"> = (</text:span><text:span text:style-name="T5">16,385</text:span><text:span text:style-name="T19">)</text:span><text:span text:style-name="T40">10</text:span><text:span text:style-name="T19"> </text:span><text:span text:style-name="T8">= </text:span><text:span text:style-name="T19">(</text:span><text:span text:style-name="T9">10,628F5C</text:span><text:span text:style-name="T19">)</text:span><text:span text:style-name="T41">16</text:span><text:span text:style-name="T8"> </text:span><text:span text:style-name="T19">=</text:span><text:span text:style-name="T8"> </text:span><text:span text:style-name="T34">(</text:span><text:span text:style-name="T15">0,10628F5C</text:span><text:span text:style-name="T34">)</text:span><text:span text:style-name="T43">16</text:span><text:span text:style-name="T19"> · 16</text:span><text:span text:style-name="T50">2</text:span></text:p>
      <text:p text:style-name="P25"><text:span text:style-name="T19"><text:s text:c="18"/></text:span></text:p>
      <text:p text:style-name="P34"><draw:frame draw:style-name="fr1" draw:name="Врезка7" text:anchor-type="paragraph" svg:x="-0.199cm" svg:y="0.254cm" svg:width="13.799cm" draw:z-index="20"><draw:text-box fo:min-height="0cm"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C"/><table:table-column table:style-name="Таблица2.B"/><table:table-column table:style-name="Таблица2.D"/><table:table-column table:style-name="Таблица2.C"/><table:table-column table:style-name="Таблица2.B"/><table:table-column table:style-name="Таблица2.D"/><table:table-column table:style-name="Таблица2.C"/><table:table-column table:style-name="Таблица2.D"/><table:table-column table:style-name="Таблица2.B"/><table:table-column table:style-name="Таблица2.C"/><table:table-column table:style-name="Таблица2.D"/><table:table-column table:style-name="Таблица2.C"/><table:table-column table:style-name="Таблица2.B"/><table:table-column table:style-name="Таблица2.D"/><table:table-column table:style-name="Таблица2.C"/><table:table-column table:style-name="Таблица2.T"/><table:table-row table:style-name="Таблица2.1"><table:table-cell table:style-name="Таблица2.A1" office:value-type="string"><text:p text:style-name="P39"><text:span text:style-name="T19">0</text:span></text:p></table:table-cell><table:table-cell table:style-name="Таблица2.B1" office:value-type="string"><text:p text:style-name="P39"><text:span text:style-name="T19">1</text:span></text:p></table:table-cell><table:table-cell table:style-name="Таблица2.C1" office:value-type="string"><text:p text:style-name="P39"><text:span text:style-name="T19">0</text:span></text:p></table:table-cell><table:table-cell table:style-name="Таблица2.C1" office:value-type="string"><text:p text:style-name="P39"><text:span text:style-name="T19">0</text:span></text:p></table:table-cell><table:table-cell table:style-name="Таблица2.C1" office:value-type="string"><text:p text:style-name="P39"><text:span text:style-name="T19">0</text:span></text:p></table:table-cell><table:table-cell table:style-name="Таблица2.C1" office:value-type="string"><text:p text:style-name="P39"><text:span text:style-name="T19">0</text:span></text:p></table:table-cell><table:table-cell table:style-name="Таблица2.C1" office:value-type="string"><text:p text:style-name="P46"><text:span text:style-name="T8">1</text:span></text:p></table:table-cell><table:table-cell table:style-name="Таблица2.A1" office:value-type="string"><text:p text:style-name="P39"><text:span text:style-name="T19">0</text:span></text:p></table:table-cell><table:table-cell table:style-name="Таблица2.B1" office:value-type="string"><text:p text:style-name="P47"><text:span text:style-name="T8">0</text:span></text:p></table:table-cell><table:table-cell table:style-name="Таблица2.C1" office:value-type="string"><text:p text:style-name="P46"><text:span text:style-name="T8">0</text:span></text:p></table:table-cell><table:table-cell table:style-name="Таблица2.C1" office:value-type="string"><text:p text:style-name="P46"><text:span text:style-name="T8">0</text:span></text:p></table:table-cell><table:table-cell table:style-name="Таблица2.C1" office:value-type="string"><text:p text:style-name="P41"><text:span text:style-name="T19">1</text:span></text:p></table:table-cell><table:table-cell table:style-name="Таблица2.C1" office:value-type="string"><text:p text:style-name="P47"><text:span text:style-name="T8">0</text:span></text:p></table:table-cell><table:table-cell table:style-name="Таблица2.C1" office:value-type="string"><text:p text:style-name="P47"><text:span text:style-name="T8">0</text:span></text:p></table:table-cell><table:table-cell table:style-name="Таблица2.C1" office:value-type="string"><text:p text:style-name="P39"><text:span text:style-name="T19">0</text:span></text:p></table:table-cell><table:table-cell table:style-name="Таблица2.C1" office:value-type="string"><text:p text:style-name="P46"><text:span text:style-name="T8">0</text:span></text:p></table:table-cell><table:table-cell table:style-name="Таблица2.C1" office:value-type="string"><text:p text:style-name="P46"><text:span text:style-name="T8">0</text:span></text:p></table:table-cell><table:table-cell table:style-name="Таблица2.C1" office:value-type="string"><text:p text:style-name="P39"><text:span text:style-name="T19">1</text:span></text:p></table:table-cell><table:table-cell table:style-name="Таблица2.C1" office:value-type="string"><text:p text:style-name="P47"><text:span text:style-name="T8">1</text:span></text:p></table:table-cell><table:table-cell table:style-name="Таблица2.C1" office:value-type="string"><text:p text:style-name="P46"><text:span text:style-name="T8">0</text:span></text:p></table:table-cell></table:table-row></table:table></draw:text-box></draw:frame></text:p>
      <text:p text:style-name="P53"><text:span text:style-name="T54"><text:s text:c="53"/></text:span><text:span text:style-name="T50"><text:s/></text:span><text:span text:style-name="T54"><text:s text:c="101"/></text:span></text:p>
      <text:p text:style-name="P36"/>
      <text:p text:style-name="P53"><text:span text:style-name="T31">В</text:span><text:span text:style-name="T19"> = (</text:span><text:span text:style-name="T9">8,964</text:span><text:span text:style-name="T19">)</text:span><text:span text:style-name="T40">10</text:span><text:span text:style-name="T19"> = (</text:span><text:span text:style-name="T9">8</text:span><text:span text:style-name="T19">,</text:span><text:span text:style-name="T25">F6C8B4</text:span><text:span text:style-name="T8">)</text:span><text:span text:style-name="T40">16</text:span><text:span text:style-name="T19"> = </text:span><text:span text:style-name="T34">(</text:span><text:span text:style-name="T35">0,8F6C8B4</text:span><text:span text:style-name="T14">)</text:span><text:span text:style-name="T44">16</text:span><text:span text:style-name="T8"> · 16</text:span><text:span text:style-name="T51">1</text:span></text:p>
      <text:p text:style-name="P26"><text:span text:style-name="T8"><text:s text:c="41"/></text:span></text:p>
      <text:h text:style-name="P5" text:outline-level="1"><draw:frame draw:style-name="fr1" draw:name="Врезка8" text:anchor-type="paragraph" svg:x="-0.199cm" svg:y="0.088cm" svg:width="13.864cm" draw:z-index="21"><draw:text-box fo:min-height="0cm"><table:table table:name="Таблица3" table:style-name="Таблица3"><table:table-column table:style-name="Таблица3.A" table:number-columns-repeated="19"/><table:table-column table:style-name="Таблица3.T"/><table:table-row table:style-name="Таблица3.1"><table:table-cell table:style-name="Таблица3.A1" office:value-type="string"><text:p text:style-name="P39"><text:span text:style-name="T19">0</text:span></text:p></table:table-cell><table:table-cell table:style-name="Таблица3.B1" office:value-type="string"><text:p text:style-name="P39"><text:span text:style-name="T19">1</text:span></text:p></table:table-cell><table:table-cell table:style-name="Таблица3.C1" office:value-type="string"><text:p text:style-name="P39"><text:span text:style-name="T19">0</text:span></text:p></table:table-cell><table:table-cell table:style-name="Таблица3.C1" office:value-type="string"><text:p text:style-name="P39"><text:span text:style-name="T19">0</text:span></text:p></table:table-cell><table:table-cell table:style-name="Таблица3.C1" office:value-type="string"><text:p text:style-name="P39"><text:span text:style-name="T19">0</text:span></text:p></table:table-cell><table:table-cell table:style-name="Таблица3.C1" office:value-type="string"><text:p text:style-name="P39"><text:span text:style-name="T19">0</text:span></text:p></table:table-cell><table:table-cell table:style-name="Таблица3.C1" office:value-type="string"><text:p text:style-name="P48"><text:span text:style-name="T8">0</text:span></text:p></table:table-cell><table:table-cell table:style-name="Таблица3.A1" office:value-type="string"><text:p text:style-name="P48"><text:span text:style-name="T8">1</text:span></text:p></table:table-cell><table:table-cell table:style-name="Таблица3.B1" office:value-type="string"><text:p text:style-name="P48"><text:span text:style-name="T8">1</text:span></text:p></table:table-cell><table:table-cell table:style-name="Таблица3.C1" office:value-type="string"><text:p text:style-name="P42"><text:span text:style-name="T19">0</text:span></text:p></table:table-cell><table:table-cell table:style-name="Таблица3.C1" office:value-type="string"><text:p text:style-name="P46"><text:span text:style-name="T8">0</text:span></text:p></table:table-cell><table:table-cell table:style-name="Таблица3.C1" office:value-type="string"><text:p text:style-name="P48"><text:span text:style-name="T8">0</text:span></text:p></table:table-cell><table:table-cell table:style-name="Таблица3.C1" office:value-type="string"><text:p text:style-name="P48"><text:span text:style-name="T8">1</text:span></text:p></table:table-cell><table:table-cell table:style-name="Таблица3.C1" office:value-type="string"><text:p text:style-name="P42"><text:span text:style-name="T19">1</text:span></text:p></table:table-cell><table:table-cell table:style-name="Таблица3.C1" office:value-type="string"><text:p text:style-name="P48"><text:span text:style-name="T8">1</text:span></text:p></table:table-cell><table:table-cell table:style-name="Таблица3.C1" office:value-type="string"><text:p text:style-name="P42"><text:span text:style-name="T19">1</text:span></text:p></table:table-cell><table:table-cell table:style-name="Таблица3.C1" office:value-type="string"><text:p text:style-name="P48"><text:span text:style-name="T8">0</text:span></text:p></table:table-cell><table:table-cell table:style-name="Таблица3.C1" office:value-type="string"><text:p text:style-name="P46"><text:span text:style-name="T8">1</text:span></text:p></table:table-cell><table:table-cell table:style-name="Таблица3.C1" office:value-type="string"><text:p text:style-name="P42"><text:span text:style-name="T19">1</text:span></text:p></table:table-cell><table:table-cell table:style-name="Таблица3.C1" office:value-type="string"><text:p text:style-name="P48"><text:span text:style-name="T8">1</text:span></text:p></table:table-cell></table:table-row></table:table></draw:text-box></draw:frame></text:h>
      <text:p text:style-name="P13"/>
      <text:h text:style-name="P10" text:outline-level="1"><text:span text:style-name="T19">2. Формат </text:span><text:span text:style-name="T31">Ф2</text:span></text:h>
      <text:h text:style-name="P15" text:outline-level="1"/>
      <text:p text:style-name="P25"><text:span text:style-name="T31">А</text:span><text:span text:style-name="T19"> = (</text:span><text:span text:style-name="T6">16,385</text:span><text:span text:style-name="T19">)</text:span><text:span text:style-name="T40">10</text:span><text:span text:style-name="T19"> = (</text:span><text:span text:style-name="T10">10,628F5C</text:span><text:span text:style-name="T19">)</text:span><text:span text:style-name="T42">16</text:span><text:span text:style-name="T19"> = (0</text:span><text:span text:style-name="T8">,</text:span><text:span text:style-name="T10">100000110001010001111</text:span><text:span text:style-name="T8">)</text:span><text:span text:style-name="T44">2</text:span><text:span text:style-name="T19"> · </text:span><text:span text:style-name="T8">2</text:span><text:span text:style-name="T51">5</text:span></text:p>
      <text:p text:style-name="P25"><text:span text:style-name="T19"><text:s text:c="47"/></text:span></text:p>
      <text:p text:style-name="P34"><draw:frame draw:style-name="fr1" draw:name="Врезка9" text:anchor-type="paragraph" svg:x="-0.199cm" svg:y="0.254cm" svg:width="13.799cm" draw:z-index="22"><draw:text-box fo:min-height="0cm"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D"/><table:table-column table:style-name="Таблица4.C"/><table:table-column table:style-name="Таблица4.B"/><table:table-column table:style-name="Таблица4.D"/><table:table-column table:style-name="Таблица4.C"/><table:table-column table:style-name="Таблица4.B"/><table:table-column table:style-name="Таблица4.D"/><table:table-column table:style-name="Таблица4.C"/><table:table-column table:style-name="Таблица4.D"/><table:table-column table:style-name="Таблица4.B"/><table:table-column table:style-name="Таблица4.C"/><table:table-column table:style-name="Таблица4.D"/><table:table-column table:style-name="Таблица4.C"/><table:table-column table:style-name="Таблица4.B"/><table:table-column table:style-name="Таблица4.D"/><table:table-column table:style-name="Таблица4.C"/><table:table-column table:style-name="Таблица4.T"/><table:table-row table:style-name="Таблица4.1"><table:table-cell table:style-name="Таблица4.A1" office:value-type="string"><text:p text:style-name="P39"><text:span text:style-name="T19">0</text:span></text:p></table:table-cell><table:table-cell table:style-name="Таблица4.B1" office:value-type="string"><text:p text:style-name="P46"><text:span text:style-name="T8">1</text:span></text:p></table:table-cell><table:table-cell table:style-name="Таблица4.C1" office:value-type="string"><text:p text:style-name="P46"><text:span text:style-name="T8">0</text:span></text:p></table:table-cell><table:table-cell table:style-name="Таблица4.C1" office:value-type="string"><text:p text:style-name="P46"><text:span text:style-name="T8">0</text:span></text:p></table:table-cell><table:table-cell table:style-name="Таблица4.C1" office:value-type="string"><text:p text:style-name="P46"><text:span text:style-name="T8">0</text:span></text:p></table:table-cell><table:table-cell table:style-name="Таблица4.C1" office:value-type="string"><text:p text:style-name="P48"><text:span text:style-name="T8">0</text:span></text:p></table:table-cell><table:table-cell table:style-name="Таблица4.C1" office:value-type="string"><text:p text:style-name="P48"><text:span text:style-name="T8">1</text:span></text:p></table:table-cell><table:table-cell table:style-name="Таблица4.H1" office:value-type="string"><text:p text:style-name="P46"><text:span text:style-name="T8">0</text:span></text:p></table:table-cell><table:table-cell table:style-name="Таблица4.I1" office:value-type="string"><text:p text:style-name="P48"><text:span text:style-name="T8">1</text:span></text:p></table:table-cell><table:table-cell table:style-name="Таблица4.B1" office:value-type="string"><text:p text:style-name="P39"><text:span text:style-name="T19">0</text:span></text:p></table:table-cell><table:table-cell table:style-name="Таблица4.C1" office:value-type="string"><text:p text:style-name="P46"><text:span text:style-name="T8">0</text:span></text:p></table:table-cell><table:table-cell table:style-name="Таблица4.C1" office:value-type="string"><text:p text:style-name="P46"><text:span text:style-name="T8">0</text:span></text:p></table:table-cell><table:table-cell table:style-name="Таблица4.C1" office:value-type="string"><text:p text:style-name="P48"><text:span text:style-name="T8">0</text:span></text:p></table:table-cell><table:table-cell table:style-name="Таблица4.C1" office:value-type="string"><text:p text:style-name="P48"><text:span text:style-name="T8">0</text:span></text:p></table:table-cell><table:table-cell table:style-name="Таблица4.C1" office:value-type="string"><text:p text:style-name="P42"><text:span text:style-name="T19">1</text:span></text:p></table:table-cell><table:table-cell table:style-name="Таблица4.C1" office:value-type="string"><text:p text:style-name="P48"><text:span text:style-name="T8">1</text:span></text:p></table:table-cell><table:table-cell table:style-name="Таблица4.C1" office:value-type="string"><text:p text:style-name="P46"><text:span text:style-name="T8">0</text:span></text:p></table:table-cell><table:table-cell table:style-name="Таблица4.C1" office:value-type="string"><text:p text:style-name="P48"><text:span text:style-name="T8">0</text:span></text:p></table:table-cell><table:table-cell table:style-name="Таблица4.C1" office:value-type="string"><text:p text:style-name="P46"><text:span text:style-name="T8">0</text:span></text:p></table:table-cell><table:table-cell table:style-name="Таблица4.C1" office:value-type="string"><text:p text:style-name="P48"><text:span text:style-name="T8">1</text:span></text:p></table:table-cell></table:table-row></table:table></draw:text-box></draw:frame></text:p>
      <text:p text:style-name="P53"><text:span text:style-name="T54"><text:s text:c="53"/></text:span><text:span text:style-name="T50"><text:s/></text:span><text:span text:style-name="T54"><text:s text:c="101"/></text:span></text:p>
      <text:p text:style-name="P53"><text:span text:style-name="T19"><text:line-break/></text:span><text:span text:style-name="T31">В</text:span><text:span text:style-name="T19"> = (</text:span><text:span text:style-name="T10">8,964</text:span><text:span text:style-name="T19">)</text:span><text:span text:style-name="T40">10</text:span><text:span text:style-name="T19"> = (</text:span><text:span text:style-name="T26">8,F6C8B4</text:span><text:span text:style-name="T8">)</text:span><text:span text:style-name="T40">16</text:span><text:span text:style-name="T19"> = (</text:span><text:span text:style-name="T8">0,</text:span><text:span text:style-name="T11">10001111011011001001</text:span><text:span text:style-name="T8">)</text:span><text:span text:style-name="T44">2</text:span><text:span text:style-name="T8"> · 2</text:span><text:span text:style-name="T52">4</text:span></text:p>
      <text:p text:style-name="P26"><text:span text:style-name="T8"><text:s text:c="53"/></text:span></text:p>
      <text:p text:style-name="P13"><draw:frame draw:style-name="fr1" draw:name="Врезка10" text:anchor-type="paragraph" svg:x="-0.199cm" svg:y="0.254cm" svg:width="13.799cm" draw:z-index="23"><draw:text-box fo:min-height="0cm"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C"/><table:table-column table:style-name="Таблица5.B"/><table:table-column table:style-name="Таблица5.D"/><table:table-column table:style-name="Таблица5.C"/><table:table-column table:style-name="Таблица5.B"/><table:table-column table:style-name="Таблица5.D"/><table:table-column table:style-name="Таблица5.C"/><table:table-column table:style-name="Таблица5.D"/><table:table-column table:style-name="Таблица5.B"/><table:table-column table:style-name="Таблица5.C"/><table:table-column table:style-name="Таблица5.D"/><table:table-column table:style-name="Таблица5.C"/><table:table-column table:style-name="Таблица5.B"/><table:table-column table:style-name="Таблица5.D"/><table:table-column table:style-name="Таблица5.C"/><table:table-column table:style-name="Таблица5.T"/><table:table-row table:style-name="Таблица5.1"><table:table-cell table:style-name="Таблица5.A1" office:value-type="string"><text:p text:style-name="P39"><text:span text:style-name="T19">0</text:span></text:p></table:table-cell><table:table-cell table:style-name="Таблица5.B1" office:value-type="string"><text:p text:style-name="P46"><text:span text:style-name="T8">1</text:span></text:p></table:table-cell><table:table-cell table:style-name="Таблица5.C1" office:value-type="string"><text:p text:style-name="P46"><text:span text:style-name="T8">0</text:span></text:p></table:table-cell><table:table-cell table:style-name="Таблица5.C1" office:value-type="string"><text:p text:style-name="P46"><text:span text:style-name="T8">0</text:span></text:p></table:table-cell><table:table-cell table:style-name="Таблица5.C1" office:value-type="string"><text:p text:style-name="P46"><text:span text:style-name="T8">0</text:span></text:p></table:table-cell><table:table-cell table:style-name="Таблица5.C1" office:value-type="string"><text:p text:style-name="P49"><text:span text:style-name="T8">0</text:span></text:p></table:table-cell><table:table-cell table:style-name="Таблица5.C1" office:value-type="string"><text:p text:style-name="P49"><text:span text:style-name="T8">1</text:span></text:p></table:table-cell><table:table-cell table:style-name="Таблица5.H1" office:value-type="string"><text:p text:style-name="P49"><text:span text:style-name="T8">0</text:span></text:p></table:table-cell><table:table-cell table:style-name="Таблица5.I1" office:value-type="string"><text:p text:style-name="P49"><text:span text:style-name="T8">0</text:span></text:p></table:table-cell><table:table-cell table:style-name="Таблица5.B1" office:value-type="string"><text:p text:style-name="P39"><text:span text:style-name="T19">0</text:span></text:p></table:table-cell><table:table-cell table:style-name="Таблица5.C1" office:value-type="string"><text:p text:style-name="P49"><text:span text:style-name="T8">0</text:span></text:p></table:table-cell><table:table-cell table:style-name="Таблица5.C1" office:value-type="string"><text:p text:style-name="P46"><text:span text:style-name="T8">0</text:span></text:p></table:table-cell><table:table-cell table:style-name="Таблица5.C1" office:value-type="string"><text:p text:style-name="P39"><text:span text:style-name="T19">1</text:span></text:p></table:table-cell><table:table-cell table:style-name="Таблица5.C1" office:value-type="string"><text:p text:style-name="P49"><text:span text:style-name="T8">1</text:span></text:p></table:table-cell><table:table-cell table:style-name="Таблица5.C1" office:value-type="string"><text:p text:style-name="P43"><text:span text:style-name="T19">1</text:span></text:p></table:table-cell><table:table-cell table:style-name="Таблица5.C1" office:value-type="string"><text:p text:style-name="P49"><text:span text:style-name="T8">1</text:span></text:p></table:table-cell><table:table-cell table:style-name="Таблица5.C1" office:value-type="string"><text:p text:style-name="P49"><text:span text:style-name="T8">0</text:span></text:p></table:table-cell><table:table-cell table:style-name="Таблица5.C1" office:value-type="string"><text:p text:style-name="P43"><text:span text:style-name="T19">1</text:span></text:p></table:table-cell><table:table-cell table:style-name="Таблица5.C1" office:value-type="string"><text:p text:style-name="P49"><text:span text:style-name="T8">1</text:span></text:p></table:table-cell><table:table-cell table:style-name="Таблица5.C1" office:value-type="string"><text:p text:style-name="P39"><text:span text:style-name="T19">1</text:span></text:p></table:table-cell></table:table-row></table:table></draw:text-box></draw:frame></text:p>
      <text:p text:style-name="P13"/>
      <text:p text:style-name="P13"/>
      <text:p text:style-name="P8"><text:span text:style-name="T18">#2-4</text:span></text:p>
      <text:h text:style-name="P10" text:outline-level="1"><text:span text:style-name="T19">1. Формат </text:span><text:span text:style-name="T31">Ф1</text:span></text:h>
      <text:h text:style-name="P15" text:outline-level="1"/>
      <text:p text:style-name="P25"><text:span text:style-name="T16">X</text:span><text:span text:style-name="T45">A</text:span><text:span text:style-name="T19"> <text:s/>= <text:s/>1 <text:s/>0 <text:s text:c="2"/>0 <text:s text:c="2"/>0 <text:s text:c="2"/>0 <text:s text:c="2"/>1 <text:s text:c="2"/>0 </text:span></text:p>
      <text:p text:style-name="P25"><text:span text:style-name="T17">X</text:span><text:span text:style-name="T46">B</text:span><text:span text:style-name="T34"> <text:s/>= <text:s/>1 <text:s/>0 <text:s text:c="2"/>0 <text:s text:c="2"/>0 <text:s text:c="2"/>0 <text:s text:c="2"/></text:span><text:span text:style-name="T36">0</text:span><text:span text:style-name="T34"> <text:s text:c="2"/></text:span><text:span text:style-name="T36">1</text:span><text:span text:style-name="T34"> <text:s/></text:span></text:p>
      <text:p text:style-name="P25"><text:span text:style-name="T16">X</text:span><text:span text:style-name="T45">C</text:span><text:span text:style-name="T40"> <text:s text:c="2"/></text:span><text:span text:style-name="T19">= <text:s/>0 <text:s/>0 <text:s text:c="2"/>0 <text:s text:c="2"/>0 <text:s text:c="2"/>0 <text:s text:c="2"/>0 <text:s text:c="2"/></text:span><text:span text:style-name="T27">1</text:span></text:p>
      <text:p text:style-name="P27"><text:span text:style-name="T31">Х</text:span><text:span text:style-name="T47">С </text:span><text:span text:style-name="T31">= </text:span><text:span text:style-name="T33">2</text:span><text:span text:style-name="T31">.</text:span></text:p>
      <text:p text:style-name="P38"/>
      <text:p text:style-name="P53"><text:soft-page-break/><text:span text:style-name="T19">а) </text:span><text:span text:style-name="T31">А</text:span><text:span text:style-name="T19">&gt;0, </text:span><text:span text:style-name="T16">B</text:span><text:span text:style-name="T19">&gt;0:</text:span><text:span text:style-name="T40"> </text:span></text:p>
      <text:p text:style-name="P18"/>
      <text:p text:style-name="P53"><text:span text:style-name="T19">М</text:span><text:span text:style-name="T47">А</text:span><text:span text:style-name="T19"> = <text:s text:c="4"/>. </text:span><text:span text:style-name="T27">0</text:span><text:span text:style-name="T19"> <text:s text:c="2"/>0 <text:s text:c="2"/>0 <text:s text:c="2"/></text:span><text:span text:style-name="T27">1</text:span><text:span text:style-name="T19"> <text:s text:c="2"/></text:span><text:span text:style-name="T27">0</text:span><text:span text:style-name="T19"> <text:s text:c="2"/></text:span><text:span text:style-name="T27">0</text:span><text:span text:style-name="T19"> <text:s text:c="2"/>0 <text:s text:c="2"/>0 <text:s text:c="2"/>0 <text:s text:c="2"/>1 <text:s text:c="2"/></text:span><text:span text:style-name="T27">1</text:span><text:span text:style-name="T19"> <text:s text:c="2"/>0 <text:s text:c="2"/></text:span><draw:custom-shape text:anchor-type="char" draw:z-index="0" draw:name="Надпись 816" draw:style-name="gr2" draw:text-style-name="P61" svg:width="0.618cm" svg:height="0.685cm" svg:x="0.628cm" svg:y="0.171cm"><text:p text:style-name="Frame_20_contents"><text:span text:style-name="T19">+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3"><text:span text:style-name="T19">М</text:span><text:span text:style-name="T47">В</text:span><text:span text:style-name="T19"> </text:span><text:span text:style-name="T34">= <text:s text:c="4"/>. 0 <text:s text:c="2"/></text:span><text:span text:style-name="T36">0</text:span><text:span text:style-name="T34"> <text:s text:c="2"/>0 <text:s text:c="2"/></text:span><text:span text:style-name="T36">0</text:span><text:span text:style-name="T34"> <text:s text:c="2"/></text:span><text:span text:style-name="T36">1</text:span><text:span text:style-name="T34"> <text:s text:c="2"/></text:span><text:span text:style-name="T36">0</text:span><text:span text:style-name="T34"> <text:s text:c="2"/>0 <text:s text:c="2"/>0 <text:s text:c="2"/></text:span><text:span text:style-name="T36">1</text:span><text:span text:style-name="T34"> <text:s text:c="2"/>1 <text:s text:c="2"/></text:span><text:span text:style-name="T36">1</text:span><text:span text:style-name="T34"> <text:s text:c="2"/></text:span><text:span text:style-name="T36">1</text:span></text:p>
      <text:p text:style-name="P53"><text:span text:style-name="T19">М</text:span><text:span text:style-name="T47">С</text:span><text:span text:style-name="T19"> = <text:s text:c="4"/>. </text:span><text:span text:style-name="T27">0</text:span><text:span text:style-name="T19"> <text:s text:c="2"/></text:span><text:span text:style-name="T27">0</text:span><text:span text:style-name="T19"> <text:s text:c="2"/></text:span><text:span text:style-name="T27">0</text:span><text:span text:style-name="T19"> <text:s text:c="2"/></text:span><text:span text:style-name="T27">1</text:span><text:span text:style-name="T19"> <text:s text:c="2"/></text:span><text:span text:style-name="T27">1</text:span><text:span text:style-name="T19"> <text:s text:c="2"/>0 <text:s text:c="2"/>0 <text:s text:c="2"/></text:span><text:span text:style-name="T27">1</text:span><text:span text:style-name="T19"> <text:s text:c="2"/></text:span><text:span text:style-name="T27">0</text:span><text:span text:style-name="T19"> <text:s text:c="2"/></text:span><text:span text:style-name="T27">1</text:span><text:span text:style-name="T19"> <text:s text:c="2"/>0 <text:s text:c="2"/></text:span><text:span text:style-name="T27">1</text:span></text:p>
      <text:p text:style-name="P18"/>
      <text:p text:style-name="P53"><text:span text:style-name="T19">Результат сложения нормализован.</text:span></text:p>
      <text:p text:style-name="P18"/>
      <text:p text:style-name="P53"><text:span text:style-name="T19">М</text:span><text:span text:style-name="T40">С</text:span><text:span text:style-name="T19"> = . </text:span><text:span text:style-name="T27">0</text:span><text:span text:style-name="T19"> <text:s text:c="2"/></text:span><text:span text:style-name="T27">0</text:span><text:span text:style-name="T19"> <text:s text:c="2"/></text:span><text:span text:style-name="T27">0</text:span><text:span text:style-name="T19"> <text:s text:c="2"/></text:span><text:span text:style-name="T27">1</text:span><text:span text:style-name="T19"> <text:s text:c="2"/></text:span><text:span text:style-name="T27">1</text:span><text:span text:style-name="T19"> <text:s text:c="2"/>0 <text:s text:c="2"/>0 <text:s text:c="2"/></text:span><text:span text:style-name="T27">1</text:span><text:span text:style-name="T19"> <text:s text:c="2"/></text:span><text:span text:style-name="T27">0</text:span><text:span text:style-name="T19"> <text:s text:c="2"/></text:span><text:span text:style-name="T27">1</text:span><text:span text:style-name="T19"> <text:s text:c="2"/>0 <text:s text:c="2"/></text:span><text:span text:style-name="T27">1</text:span></text:p>
      <text:p text:style-name="P18"/>
      <text:p text:style-name="P16"><draw:frame draw:style-name="fr1" draw:name="Врезка11" text:anchor-type="paragraph" svg:x="-0.199cm" svg:y="0.164cm" svg:width="13.864cm" draw:z-index="24"><draw:text-box fo:min-height="0cm"><table:table table:name="Таблица6" table:style-name="Таблица6"><table:table-column table:style-name="Таблица6.A" table:number-columns-repeated="19"/><table:table-column table:style-name="Таблица6.T"/><table:table-row table:style-name="Таблица6.1"><table:table-cell table:style-name="Таблица6.A1" office:value-type="string"><text:p text:style-name="P39"><text:span text:style-name="T19">0</text:span></text:p></table:table-cell><table:table-cell table:style-name="Таблица6.B1" office:value-type="string"><text:p text:style-name="P39"><text:span text:style-name="T19">1</text:span></text:p></table:table-cell><table:table-cell table:style-name="Таблица6.C1" office:value-type="string"><text:p text:style-name="P39"><text:span text:style-name="T19">0</text:span></text:p></table:table-cell><table:table-cell table:style-name="Таблица6.C1" office:value-type="string"><text:p text:style-name="P39"><text:span text:style-name="T19">0</text:span></text:p></table:table-cell><table:table-cell table:style-name="Таблица6.C1" office:value-type="string"><text:p text:style-name="P39"><text:span text:style-name="T19">0</text:span></text:p></table:table-cell><table:table-cell table:style-name="Таблица6.C1" office:value-type="string"><text:p text:style-name="P39"><text:span text:style-name="T19">0</text:span></text:p></table:table-cell><table:table-cell table:style-name="Таблица6.C1" office:value-type="string"><text:p text:style-name="P46"><text:span text:style-name="T8">1</text:span></text:p></table:table-cell><table:table-cell table:style-name="Таблица6.A1" office:value-type="string"><text:p text:style-name="P46"><text:span text:style-name="T8">0</text:span></text:p></table:table-cell><table:table-cell table:style-name="Таблица6.B1" office:value-type="string"><text:p text:style-name="P49"><text:span text:style-name="T8">0</text:span></text:p></table:table-cell><table:table-cell table:style-name="Таблица6.C1" office:value-type="string"><text:p text:style-name="P49"><text:span text:style-name="T8">0</text:span></text:p></table:table-cell><table:table-cell table:style-name="Таблица6.C1" office:value-type="string"><text:p text:style-name="P49"><text:span text:style-name="T8">0</text:span></text:p></table:table-cell><table:table-cell table:style-name="Таблица6.C1" office:value-type="string"><text:p text:style-name="P43"><text:span text:style-name="T19">1</text:span></text:p></table:table-cell><table:table-cell table:style-name="Таблица6.C1" office:value-type="string"><text:p text:style-name="P43"><text:span text:style-name="T19">1</text:span></text:p></table:table-cell><table:table-cell table:style-name="Таблица6.C1" office:value-type="string"><text:p text:style-name="P39"><text:span text:style-name="T19">0</text:span></text:p></table:table-cell><table:table-cell table:style-name="Таблица6.C1" office:value-type="string"><text:p text:style-name="P39"><text:span text:style-name="T19">0</text:span></text:p></table:table-cell><table:table-cell table:style-name="Таблица6.C1" office:value-type="string"><text:p text:style-name="P43"><text:span text:style-name="T19">1</text:span></text:p></table:table-cell><table:table-cell table:style-name="Таблица6.C1" office:value-type="string"><text:p text:style-name="P49"><text:span text:style-name="T8">0</text:span></text:p></table:table-cell><table:table-cell table:style-name="Таблица6.C1" office:value-type="string"><text:p text:style-name="P43"><text:span text:style-name="T19">1</text:span></text:p></table:table-cell><table:table-cell table:style-name="Таблица6.C1" office:value-type="string"><text:p text:style-name="P39"><text:span text:style-name="T19">0</text:span></text:p></table:table-cell><table:table-cell table:style-name="Таблица6.C1" office:value-type="string"><text:p text:style-name="P43"><text:span text:style-name="T19">1</text:span></text:p></table:table-cell></table:table-row></table:table></draw:text-box></draw:frame></text:p>
      <text:p text:style-name="P37"/>
      <text:p text:style-name="P25"><text:span text:style-name="T31">С</text:span><text:span text:style-name="T54">*</text:span><text:span text:style-name="T19"> = М</text:span><text:span text:style-name="T47">С</text:span><text:span text:style-name="T19"> · 16</text:span><text:span text:style-name="T54">Р</text:span><text:span text:style-name="T58">с</text:span><text:span text:style-name="T19"> = (0,</text:span><text:span text:style-name="T11">195</text:span><text:span text:style-name="T19">)</text:span><text:span text:style-name="T40">16</text:span><text:span text:style-name="T19"> · 16</text:span><text:span text:style-name="T54">2</text:span><text:span text:style-name="T19"> = </text:span><text:span text:style-name="T11">25,3125</text:span><text:span text:style-name="T19">.</text:span></text:p>
      <text:p text:style-name="P17"/>
      <text:p text:style-name="P25"><text:span text:style-name="T19">Определим абсолютную и относительную погрешности результата:</text:span></text:p>
      <text:p text:style-name="P25"><text:span text:style-name="T59"></text:span><text:span text:style-name="T32">С</text:span><text:span text:style-name="T20"> = </text:span><text:span text:style-name="T21">25,349</text:span><text:span text:style-name="T20"> – </text:span><text:span text:style-name="T21">25,3125</text:span><text:span text:style-name="T20"> = </text:span><text:span text:style-name="T21">0,0365</text:span></text:p>
      <text:p text:style-name="P25"><text:span text:style-name="T19">δ</text:span><text:span text:style-name="T31">С</text:span><text:span text:style-name="T19"> = </text:span><text:span text:style-name="T19"><draw:frame draw:style-name="fr2" draw:name="Объект1" text:anchor-type="as-char" svg:y="-0.619cm" svg:width="1.729cm" svg:height="0.998cm" draw:z-index="30"><draw:object xlink:href="./Object 1" xlink:type="simple" xlink:show="embed" xlink:actuate="onLoad"/><draw:image xlink:href="./ObjectReplacements/Object 1" xlink:type="simple" xlink:show="embed" xlink:actuate="onLoad"/></draw:frame></text:span><text:span text:style-name="T19"><text:s/>* </text:span><text:span text:style-name="T28">100% = 0,14399%</text:span></text:p>
      <text:p text:style-name="P25"><text:span text:style-name="T19"/></text:p>
      <text:p text:style-name="P30"><text:span text:style-name="T19">Погрешность полученного результата объясняется:</text:span></text:p>
      <text:p text:style-name="P30"><text:span text:style-name="T28">1)</text:span><text:span text:style-name="T19">неточным представлением операндов.</text:span></text:p>
      <text:p text:style-name="P19">2)потерей значащих разрядов мантиссы одного из операндов при уравнивании порядка</text:p>
      <text:p text:style-name="P19"/>
      <text:p text:style-name="P53"><text:span text:style-name="T19">б) </text:span><text:span text:style-name="T31">А</text:span><text:span text:style-name="T19">&gt;0, </text:span><text:span text:style-name="T16">B</text:span><text:span text:style-name="T19">&lt;0:</text:span><text:span text:style-name="T40"> </text:span></text:p>
      <text:p text:style-name="P24"><text:span text:style-name="T19"><text:s text:c="2"/></text:span></text:p>
      <text:p text:style-name="P53"><text:span text:style-name="T19">М</text:span><text:span text:style-name="T47">А</text:span><text:span text:style-name="T19"> = <text:s text:c="4"/>. </text:span><text:span text:style-name="T28">0</text:span><text:span text:style-name="T19"> <text:s text:c="2"/>0 <text:s text:c="2"/>0 <text:s text:c="2"/></text:span><text:span text:style-name="T28">1</text:span><text:span text:style-name="T19"> <text:s text:c="2"/></text:span><text:span text:style-name="T28">0</text:span><text:span text:style-name="T19"> <text:s text:c="2"/></text:span><text:span text:style-name="T28">0</text:span><text:span text:style-name="T19"> <text:s text:c="2"/>0 <text:s text:c="2"/>0 <text:s text:c="2"/>0 <text:s text:c="2"/>1 <text:s text:c="2"/></text:span><text:span text:style-name="T28">1</text:span><text:span text:style-name="T19"> <text:s text:c="2"/>0 <text:s text:c="2"/></text:span><draw:custom-shape text:anchor-type="char" draw:z-index="1" draw:name="Надпись 1" draw:style-name="gr2" draw:text-style-name="P61" svg:width="0.618cm" svg:height="0.685cm" svg:x="0.631cm" svg:y="0.169cm"><text:p text:style-name="Frame_20_contents"><text:span text:style-name="T19">+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3"><text:span text:style-name="T19">М</text:span><text:span text:style-name="T47">В</text:span><text:span text:style-name="T19"> </text:span><text:span text:style-name="T34">= <text:s text:c="4"/>. 0 <text:s text:c="2"/></text:span><text:span text:style-name="T37">0</text:span><text:span text:style-name="T34"> <text:s text:c="2"/>0 <text:s text:c="2"/></text:span><text:span text:style-name="T37">0 </text:span><text:span text:style-name="T34"><text:s text:c="2"/></text:span><text:span text:style-name="T37">1</text:span><text:span text:style-name="T34"> <text:s text:c="2"/></text:span><text:span text:style-name="T37">0</text:span><text:span text:style-name="T34"> <text:s text:c="2"/>0 <text:s text:c="2"/>0 <text:s text:c="2"/></text:span><text:span text:style-name="T37">1</text:span><text:span text:style-name="T34"> <text:s text:c="2"/>1 <text:s text:c="2"/></text:span><text:span text:style-name="T37">1</text:span><text:span text:style-name="T34"> <text:s text:c="2"/></text:span><text:span text:style-name="T37">1</text:span></text:p>
      <text:p text:style-name="P53"><text:span text:style-name="T19">М</text:span><text:span text:style-name="T47">С</text:span><text:span text:style-name="T19"> = <text:s text:c="4"/>. 0 <text:s text:c="2"/>0 <text:s text:c="2"/></text:span><text:span text:style-name="T28">0</text:span><text:span text:style-name="T19"> <text:s text:c="2"/></text:span><text:span text:style-name="T28">0</text:span><text:span text:style-name="T19"> <text:s text:c="2"/></text:span><text:span text:style-name="T28">0</text:span><text:span text:style-name="T19"> <text:s text:c="2"/></text:span><text:span text:style-name="T28">1</text:span><text:span text:style-name="T19"> <text:s text:c="2"/></text:span><text:span text:style-name="T28">1 </text:span><text:span text:style-name="T19"><text:s text:c="2"/></text:span><text:span text:style-name="T28">1</text:span><text:span text:style-name="T19"> <text:s text:c="2"/></text:span><text:span text:style-name="T28">0</text:span><text:span text:style-name="T19"> <text:s text:c="2"/></text:span><text:span text:style-name="T28">1</text:span><text:span text:style-name="T19"> <text:s text:c="2"/></text:span><text:span text:style-name="T28">1</text:span><text:span text:style-name="T19"> <text:s text:c="2"/></text:span><text:span text:style-name="T28">1</text:span></text:p>
      <text:p text:style-name="P18"/>
      <text:p text:style-name="P18"/>
      <text:p text:style-name="P53"><text:span text:style-name="T19">Результат сложения </text:span><text:span text:style-name="T28">де</text:span><text:span text:style-name="T19">нормализован </text:span><text:span text:style-name="T28">вправо</text:span><text:span text:style-name="T19">.</text:span></text:p>
      <text:p text:style-name="P18"/>
      <text:p text:style-name="P53"><text:span text:style-name="T19">М</text:span><text:span text:style-name="T40">С</text:span><text:span text:style-name="T19"> = . 0 <text:s text:c="2"/></text:span><text:span text:style-name="T12">1</text:span><text:span text:style-name="T19"> <text:s text:c="2"/></text:span><text:span text:style-name="T8">1</text:span><text:span text:style-name="T19"> </text:span><text:span text:style-name="T8"><text:s/></text:span><text:span text:style-name="T19"><text:s/></text:span><text:span text:style-name="T8">1</text:span><text:span text:style-name="T19"> <text:s text:c="2"/></text:span><text:span text:style-name="T12">0</text:span><text:span text:style-name="T19"> <text:s text:c="2"/></text:span><text:span text:style-name="T12">1</text:span><text:span text:style-name="T19"> <text:s text:c="2"/></text:span><text:span text:style-name="T12">1</text:span><text:span text:style-name="T19"> <text:s text:c="2"/></text:span><text:span text:style-name="T28">1</text:span><text:span text:style-name="T19"> <text:s text:c="2"/></text:span><text:span text:style-name="T8">0</text:span><text:span text:style-name="T19"> <text:s text:c="2"/></text:span><text:span text:style-name="T8">0</text:span><text:span text:style-name="T19"> <text:s text:c="2"/>0 <text:s text:c="2"/></text:span><text:span text:style-name="T8">0</text:span></text:p>
      <text:p text:style-name="P18"/>
      <text:p text:style-name="P20">Т.к выполнен сдвиг мантиссы влево, характеристику результата надо уменьшить на 1 (X<text:span text:style-name="T39">C</text:span><text:span text:style-name="T60"> = X</text:span><text:span text:style-name="T39">C</text:span><text:span text:style-name="T60"> -1 = 1</text:span>)</text:p>
      <text:p text:style-name="P16"><draw:frame draw:style-name="fr1" draw:name="Врезка12" text:anchor-type="paragraph" svg:x="-0.199cm" svg:y="0.164cm" svg:width="13.864cm" draw:z-index="25"><draw:text-box fo:min-height="0cm"><table:table table:name="Таблица7" table:style-name="Таблица7"><table:table-column table:style-name="Таблица7.A" table:number-columns-repeated="19"/><table:table-column table:style-name="Таблица7.T"/><table:table-row table:style-name="Таблица7.1"><table:table-cell table:style-name="Таблица7.A1" office:value-type="string"><text:p text:style-name="P39"><text:span text:style-name="T19">0</text:span></text:p></table:table-cell><table:table-cell table:style-name="Таблица7.B1" office:value-type="string"><text:p text:style-name="P39"><text:span text:style-name="T19">1</text:span></text:p></table:table-cell><table:table-cell table:style-name="Таблица7.C1" office:value-type="string"><text:p text:style-name="P39"><text:span text:style-name="T19">0</text:span></text:p></table:table-cell><table:table-cell table:style-name="Таблица7.C1" office:value-type="string"><text:p text:style-name="P39"><text:span text:style-name="T19">0</text:span></text:p></table:table-cell><table:table-cell table:style-name="Таблица7.C1" office:value-type="string"><text:p text:style-name="P39"><text:span text:style-name="T19">0</text:span></text:p></table:table-cell><table:table-cell table:style-name="Таблица7.C1" office:value-type="string"><text:p text:style-name="P39"><text:span text:style-name="T19">0</text:span></text:p></table:table-cell><table:table-cell table:style-name="Таблица7.C1" office:value-type="string"><text:p text:style-name="P50"><text:span text:style-name="T8">0</text:span></text:p></table:table-cell><table:table-cell table:style-name="Таблица7.A1" office:value-type="string"><text:p text:style-name="P50"><text:span text:style-name="T8">1</text:span></text:p></table:table-cell><table:table-cell table:style-name="Таблица7.B1" office:value-type="string"><text:p text:style-name="P46"><text:span text:style-name="T8">0</text:span></text:p></table:table-cell><table:table-cell table:style-name="Таблица7.C1" office:value-type="string"><text:p text:style-name="P50"><text:span text:style-name="T8">1</text:span></text:p></table:table-cell><table:table-cell table:style-name="Таблица7.C1" office:value-type="string"><text:p text:style-name="P46"><text:span text:style-name="T8">1</text:span></text:p></table:table-cell><table:table-cell table:style-name="Таблица7.C1" office:value-type="string"><text:p text:style-name="P46"><text:span text:style-name="T8">1</text:span></text:p></table:table-cell><table:table-cell table:style-name="Таблица7.C1" office:value-type="string"><text:p text:style-name="P50"><text:span text:style-name="T8">0</text:span></text:p></table:table-cell><table:table-cell table:style-name="Таблица7.C1" office:value-type="string"><text:p text:style-name="P50"><text:span text:style-name="T8">1</text:span></text:p></table:table-cell><table:table-cell table:style-name="Таблица7.C1" office:value-type="string"><text:p text:style-name="P50"><text:span text:style-name="T8">1</text:span></text:p></table:table-cell><table:table-cell table:style-name="Таблица7.C1" office:value-type="string"><text:p text:style-name="P50"><text:span text:style-name="T8">1</text:span></text:p></table:table-cell><table:table-cell table:style-name="Таблица7.C1" office:value-type="string"><text:p text:style-name="P46"><text:span text:style-name="T8">0</text:span></text:p></table:table-cell><table:table-cell table:style-name="Таблица7.C1" office:value-type="string"><text:p text:style-name="P46"><text:span text:style-name="T8">0</text:span></text:p></table:table-cell><table:table-cell table:style-name="Таблица7.C1" office:value-type="string"><text:p text:style-name="P46"><text:span text:style-name="T8">0</text:span></text:p></table:table-cell><table:table-cell table:style-name="Таблица7.C1" office:value-type="string"><text:p text:style-name="P46"><text:span text:style-name="T8">0</text:span></text:p></table:table-cell></table:table-row></table:table></draw:text-box></draw:frame></text:p>
      <text:p text:style-name="P37"/>
      <text:p text:style-name="P25"><text:span text:style-name="T31">С</text:span><text:span text:style-name="T54">*</text:span><text:span text:style-name="T19"> = М</text:span><text:span text:style-name="T47">С</text:span><text:span text:style-name="T19"> · 16</text:span><text:span text:style-name="T54">Р</text:span><text:span text:style-name="T58">с</text:span><text:span text:style-name="T19"> = (0,</text:span><text:span text:style-name="T28">770</text:span><text:span text:style-name="T19">)</text:span><text:span text:style-name="T40">16</text:span><text:span text:style-name="T19"> · 16</text:span><text:span text:style-name="T55">1</text:span><text:span text:style-name="T19"> = </text:span><text:span text:style-name="T28">7,4375</text:span><text:span text:style-name="T19">.</text:span></text:p>
      <text:p text:style-name="P13"/>
      <text:p text:style-name="P25"><text:span text:style-name="T19">Определим абсолютную и относительную погрешности результата:</text:span></text:p>
      <text:p text:style-name="P25"><text:span text:style-name="T59"></text:span><text:span text:style-name="T32">С</text:span><text:span text:style-name="T20"> = </text:span><text:span text:style-name="T22">7,421</text:span><text:span text:style-name="T20"> – </text:span><text:span text:style-name="T22">7,4375</text:span><text:span text:style-name="T20"> = -0,</text:span><text:span text:style-name="T22">0165</text:span></text:p>
      <text:p text:style-name="P25"><text:span text:style-name="T19">δ</text:span><text:span text:style-name="T31">С</text:span><text:span text:style-name="T19"> = </text:span><draw:frame draw:style-name="fr3" draw:name="Объект2" text:anchor-type="as-char" svg:y="-0.669cm" svg:width="1.85cm" svg:height="1.097cm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9"><text:s/>· 100% = 0,</text:span><text:span text:style-name="T28">22234</text:span><text:span text:style-name="T19">%</text:span></text:p>
      <text:p text:style-name="P17"><text:soft-page-break/></text:p>
      <text:p text:style-name="P30"><text:span text:style-name="T19">Погрешность полученного результата объясняется:</text:span></text:p>
      <text:p text:style-name="P30"><text:span text:style-name="T28">1)</text:span><text:span text:style-name="T19">неточным представлением операндов.</text:span></text:p>
      <text:p text:style-name="P19">2)потерей значащих разрядов мантиссы одного из операндов при уравнивании порядков </text:p>
      <text:p text:style-name="P19">3)потерей значащих разрядов мантиссы результата при его нормализации</text:p>
      <text:p text:style-name="P19"/>
      <text:p text:style-name="P53"><text:span text:style-name="T19">в) </text:span><text:span text:style-name="T31">А</text:span><text:span text:style-name="T19">&lt;0, </text:span><text:span text:style-name="T16">B</text:span><text:span text:style-name="T19">&gt;0:</text:span><text:span text:style-name="T40"> </text:span></text:p>
      <text:p text:style-name="P18"/>
      <text:p text:style-name="P53"><text:span text:style-name="T19">М</text:span><text:span text:style-name="T48">B</text:span><text:span text:style-name="T19"> = <text:s text:c="4"/>. </text:span><text:span text:style-name="T28">0</text:span><text:span text:style-name="T19"> <text:s text:c="2"/>0 <text:s text:c="2"/>0 <text:s text:c="2"/>0 <text:s text:c="2"/>1 <text:s text:c="2"/></text:span><text:span text:style-name="T28">0</text:span><text:span text:style-name="T19"> <text:s text:c="2"/>0 <text:s text:c="2"/>0 <text:s text:c="2"/></text:span><text:span text:style-name="T28">1</text:span><text:span text:style-name="T19"> <text:s text:c="2"/>1 <text:s text:c="2"/></text:span><text:span text:style-name="T28">1</text:span><text:span text:style-name="T19"> <text:s text:c="2"/></text:span><text:span text:style-name="T28">1</text:span><text:span text:style-name="T19"> <text:s text:c="2"/></text:span><draw:custom-shape text:anchor-type="char" draw:z-index="3" draw:name="Надпись 3" draw:style-name="gr2" draw:text-style-name="P61" svg:width="0.618cm" svg:height="0.685cm" svg:x="0.628cm" svg:y="0.171cm"><text:p text:style-name="Frame_20_contents"><text:span text:style-name="T19">+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3"><text:span text:style-name="T19">М</text:span><text:span text:style-name="T48">A</text:span><text:span text:style-name="T19"> </text:span><text:span text:style-name="T34">= <text:s text:c="4"/>. 0 <text:s text:c="2"/></text:span><text:span text:style-name="T37">0</text:span><text:span text:style-name="T34"> <text:s text:c="2"/>0 <text:s text:c="2"/>1 <text:s text:c="2"/>0 <text:s text:c="2"/></text:span><text:span text:style-name="T37">0</text:span><text:span text:style-name="T34"> <text:s text:c="2"/>0 <text:s text:c="2"/>0 <text:s text:c="2"/>0 <text:s text:c="2"/>1 <text:s text:c="2"/></text:span><text:span text:style-name="T37">1</text:span><text:span text:style-name="T34"> <text:s text:c="2"/>0</text:span></text:p>
      <text:p text:style-name="P53"><text:span text:style-name="T19">М</text:span><text:span text:style-name="T47">С</text:span><text:span text:style-name="T19"> = <text:s text:c="4"/>. 1 <text:s text:c="2"/>1 <text:s text:c="2"/></text:span><text:span text:style-name="T29">1</text:span><text:span text:style-name="T19"> <text:s text:c="2"/></text:span><text:span text:style-name="T29">1</text:span><text:span text:style-name="T19"> <text:s/></text:span><text:span text:style-name="T28">1</text:span><text:span text:style-name="T19"> <text:s text:c="2"/>0 <text:s text:c="2"/>0 <text:s text:c="2"/>0 <text:s text:c="2"/></text:span><text:span text:style-name="T28">1</text:span><text:span text:style-name="T19"> <text:s text:c="2"/>0 <text:s text:c="2"/>0 <text:s text:c="3"/></text:span><text:span text:style-name="T28">1</text:span></text:p>
      <text:p text:style-name="P18"/>
      <text:p text:style-name="P53"><text:span text:style-name="T19">Результат сложения </text:span><text:span text:style-name="T29">де</text:span><text:span text:style-name="T19">нормализован и представлен в дополнительном коде.</text:span></text:p>
      <text:p text:style-name="P18"/>
      <text:p text:style-name="P53"><text:span text:style-name="T19">М</text:span><text:span text:style-name="T40">С</text:span><text:span text:style-name="T19"> = . 1 <text:s text:c="2"/></text:span><text:span text:style-name="T29">0</text:span><text:span text:style-name="T19"> <text:s text:c="2"/>0 <text:s text:c="2"/>0 <text:s text:c="2"/>1 <text:s text:c="2"/>0 <text:s text:c="2"/>0 <text:s text:c="2"/></text:span><text:span text:style-name="T29">1</text:span><text:span text:style-name="T19"> <text:s text:c="2"/>0 <text:s text:c="2"/>0 <text:s text:c="2"/>0 <text:s text:c="2"/>0</text:span></text:p>
      <text:p text:style-name="P56"><text:span text:style-name="T19"/></text:p>
      <text:p text:style-name="P21">Т.к выполнен сдвиг мантиссы влево, характеристику результата нужно уменьшить на 1.</text:p>
      <text:p text:style-name="P16"><draw:frame draw:style-name="fr1" draw:name="Врезка13" text:anchor-type="paragraph" svg:x="-0.199cm" svg:y="0.164cm" svg:width="13.864cm" draw:z-index="26"><draw:text-box fo:min-height="0cm"><table:table table:name="Таблица8" table:style-name="Таблица8"><table:table-column table:style-name="Таблица8.A" table:number-columns-repeated="19"/><table:table-column table:style-name="Таблица8.T"/><table:table-row table:style-name="Таблица8.1"><table:table-cell table:style-name="Таблица8.A1" office:value-type="string"><text:p text:style-name="P39"><text:span text:style-name="T19">1</text:span></text:p></table:table-cell><table:table-cell table:style-name="Таблица8.B1" office:value-type="string"><text:p text:style-name="P39"><text:span text:style-name="T19">1</text:span></text:p></table:table-cell><table:table-cell table:style-name="Таблица8.C1" office:value-type="string"><text:p text:style-name="P39"><text:span text:style-name="T19">0</text:span></text:p></table:table-cell><table:table-cell table:style-name="Таблица8.C1" office:value-type="string"><text:p text:style-name="P39"><text:span text:style-name="T19">0</text:span></text:p></table:table-cell><table:table-cell table:style-name="Таблица8.C1" office:value-type="string"><text:p text:style-name="P39"><text:span text:style-name="T19">0</text:span></text:p></table:table-cell><table:table-cell table:style-name="Таблица8.C1" office:value-type="string"><text:p text:style-name="P39"><text:span text:style-name="T19">0</text:span></text:p></table:table-cell><table:table-cell table:style-name="Таблица8.C1" office:value-type="string"><text:p text:style-name="P51"><text:span text:style-name="T8">0</text:span></text:p></table:table-cell><table:table-cell table:style-name="Таблица8.A1" office:value-type="string"><text:p text:style-name="P51"><text:span text:style-name="T8">1</text:span></text:p></table:table-cell><table:table-cell table:style-name="Таблица8.B1" office:value-type="string"><text:p text:style-name="P46"><text:span text:style-name="T8">0</text:span></text:p></table:table-cell><table:table-cell table:style-name="Таблица8.C1" office:value-type="string"><text:p text:style-name="P51"><text:span text:style-name="T8">1</text:span></text:p></table:table-cell><table:table-cell table:style-name="Таблица8.C1" office:value-type="string"><text:p text:style-name="P46"><text:span text:style-name="T8">1</text:span></text:p></table:table-cell><table:table-cell table:style-name="Таблица8.C1" office:value-type="string"><text:p text:style-name="P46"><text:span text:style-name="T8">1</text:span></text:p></table:table-cell><table:table-cell table:style-name="Таблица8.C1" office:value-type="string"><text:p text:style-name="P46"><text:span text:style-name="T8">0</text:span></text:p></table:table-cell><table:table-cell table:style-name="Таблица8.C1" office:value-type="string"><text:p text:style-name="P46"><text:span text:style-name="T8">1</text:span></text:p></table:table-cell><table:table-cell table:style-name="Таблица8.C1" office:value-type="string"><text:p text:style-name="P46"><text:span text:style-name="T8">1</text:span></text:p></table:table-cell><table:table-cell table:style-name="Таблица8.C1" office:value-type="string"><text:p text:style-name="P46"><text:span text:style-name="T8">1</text:span></text:p></table:table-cell><table:table-cell table:style-name="Таблица8.C1" office:value-type="string"><text:p text:style-name="P51"><text:span text:style-name="T8">0</text:span></text:p></table:table-cell><table:table-cell table:style-name="Таблица8.C1" office:value-type="string"><text:p text:style-name="P51"><text:span text:style-name="T8">0</text:span></text:p></table:table-cell><table:table-cell table:style-name="Таблица8.C1" office:value-type="string"><text:p text:style-name="P51"><text:span text:style-name="T8">0</text:span></text:p></table:table-cell><table:table-cell table:style-name="Таблица8.C1" office:value-type="string"><text:p text:style-name="P51"><text:span text:style-name="T8">0</text:span></text:p></table:table-cell></table:table-row></table:table></draw:text-box></draw:frame></text:p>
      <text:p text:style-name="P37"/>
      <text:p text:style-name="P25"><text:span text:style-name="T31">С</text:span><text:span text:style-name="T54">*</text:span><text:span text:style-name="T19"> = М</text:span><text:span text:style-name="T47">С</text:span><text:span text:style-name="T19"> · 16</text:span><text:span text:style-name="T54">Р</text:span><text:span text:style-name="T58">с</text:span><text:span text:style-name="T19"> = (-0,</text:span><text:span text:style-name="T29">770</text:span><text:span text:style-name="T19">)</text:span><text:span text:style-name="T40">16</text:span><text:span text:style-name="T19"> · 16</text:span><text:span text:style-name="T56">1</text:span><text:span text:style-name="T19"> = -</text:span><text:span text:style-name="T29">7,4375.</text:span></text:p>
      <text:p text:style-name="P17"/>
      <text:p text:style-name="P25"><text:span text:style-name="T19">Определим абсолютную и относительную погрешности результата:</text:span></text:p>
      <text:p text:style-name="P25"><text:span text:style-name="T59"></text:span><text:span text:style-name="T32">С</text:span><text:span text:style-name="T20"> = -</text:span><text:span text:style-name="T23">7,421</text:span><text:span text:style-name="T20"> – (-</text:span><text:span text:style-name="T23">7,4375</text:span><text:span text:style-name="T20">) = </text:span><text:span text:style-name="T23">0,0165</text:span></text:p>
      <text:p text:style-name="P25"><text:span text:style-name="T19">δ</text:span><text:span text:style-name="T31">С</text:span><text:span text:style-name="T19"> = </text:span><draw:frame draw:style-name="fr3" draw:name="Объект3" text:anchor-type="as-char" svg:y="-0.669cm" svg:width="1.63cm" svg:height="1.097cm" draw:z-index="1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9"><text:s/>· 100% = </text:span><text:span text:style-name="T29">0,22234%</text:span></text:p>
      <text:p text:style-name="P17"/>
      <text:p text:style-name="P31"><text:span text:style-name="T19">Погрешность полученного результата объясняется:</text:span></text:p>
      <text:p text:style-name="P31"><text:span text:style-name="T29">1)</text:span><text:span text:style-name="T19">неточным представлением операндов.</text:span></text:p>
      <text:p text:style-name="P22">2)потерей значащих разрядов мантиссы одного из операндов при уравнивании порядка</text:p>
      <text:p text:style-name="P22">3)<text:span text:style-name="T61">потерей значащих разрядов мантиссы результата при его нормализации</text:span></text:p>
      <text:p text:style-name="P22"/>
      <text:p text:style-name="P22"/>
      <text:h text:style-name="P10" text:outline-level="1"><text:span text:style-name="T19">2. Формат </text:span><text:span text:style-name="T31">Ф2</text:span></text:h>
      <text:p text:style-name="P32"><text:span text:style-name="T31">А</text:span><text:span text:style-name="T19"> = (</text:span><text:span text:style-name="T6">16,385</text:span><text:span text:style-name="T19">)</text:span><text:span text:style-name="T40">10</text:span><text:span text:style-name="T19"> = (</text:span><text:span text:style-name="T10">10,628F5C</text:span><text:span text:style-name="T19">)</text:span><text:span text:style-name="T42">16</text:span><text:span text:style-name="T19"> = (0</text:span><text:span text:style-name="T8">,</text:span><text:span text:style-name="T10">100000110001010001111</text:span><text:span text:style-name="T8">)</text:span><text:span text:style-name="T44">2</text:span><text:span text:style-name="T19"> · </text:span><text:span text:style-name="T8">2</text:span><text:span text:style-name="T51">5</text:span></text:p>
      <text:p text:style-name="P32"><text:span text:style-name="T19"><text:s text:c="47"/></text:span></text:p>
      <text:p text:style-name="P35"><draw:frame draw:style-name="fr1" draw:name="Врезка14" text:anchor-type="paragraph" svg:x="-0.199cm" svg:y="0.254cm" svg:width="13.799cm" draw:z-index="31"><draw:text-box fo:min-height="0cm"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D"/><table:table-column table:style-name="Таблица9.C"/><table:table-column table:style-name="Таблица9.B"/><table:table-column table:style-name="Таблица9.D"/><table:table-column table:style-name="Таблица9.C"/><table:table-column table:style-name="Таблица9.B"/><table:table-column table:style-name="Таблица9.D"/><table:table-column table:style-name="Таблица9.C"/><table:table-column table:style-name="Таблица9.D"/><table:table-column table:style-name="Таблица9.B"/><table:table-column table:style-name="Таблица9.C"/><table:table-column table:style-name="Таблица9.D"/><table:table-column table:style-name="Таблица9.C"/><table:table-column table:style-name="Таблица9.B"/><table:table-column table:style-name="Таблица9.D"/><table:table-column table:style-name="Таблица9.C"/><table:table-column table:style-name="Таблица9.T"/><table:table-row table:style-name="Таблица9.1"><table:table-cell table:style-name="Таблица9.A1" office:value-type="string"><text:p text:style-name="P39"><text:span text:style-name="T19">0</text:span></text:p></table:table-cell><table:table-cell table:style-name="Таблица9.B1" office:value-type="string"><text:p text:style-name="P46"><text:span text:style-name="T8">1</text:span></text:p></table:table-cell><table:table-cell table:style-name="Таблица9.C1" office:value-type="string"><text:p text:style-name="P46"><text:span text:style-name="T8">0</text:span></text:p></table:table-cell><table:table-cell table:style-name="Таблица9.C1" office:value-type="string"><text:p text:style-name="P46"><text:span text:style-name="T8">0</text:span></text:p></table:table-cell><table:table-cell table:style-name="Таблица9.C1" office:value-type="string"><text:p text:style-name="P46"><text:span text:style-name="T8">0</text:span></text:p></table:table-cell><table:table-cell table:style-name="Таблица9.C1" office:value-type="string"><text:p text:style-name="P48"><text:span text:style-name="T8">0</text:span></text:p></table:table-cell><table:table-cell table:style-name="Таблица9.C1" office:value-type="string"><text:p text:style-name="P48"><text:span text:style-name="T8">1</text:span></text:p></table:table-cell><table:table-cell table:style-name="Таблица9.H1" office:value-type="string"><text:p text:style-name="P46"><text:span text:style-name="T8">0</text:span></text:p></table:table-cell><table:table-cell table:style-name="Таблица9.I1" office:value-type="string"><text:p text:style-name="P48"><text:span text:style-name="T8">1</text:span></text:p></table:table-cell><table:table-cell table:style-name="Таблица9.B1" office:value-type="string"><text:p text:style-name="P39"><text:span text:style-name="T19">0</text:span></text:p></table:table-cell><table:table-cell table:style-name="Таблица9.C1" office:value-type="string"><text:p text:style-name="P46"><text:span text:style-name="T8">0</text:span></text:p></table:table-cell><table:table-cell table:style-name="Таблица9.C1" office:value-type="string"><text:p text:style-name="P46"><text:span text:style-name="T8">0</text:span></text:p></table:table-cell><table:table-cell table:style-name="Таблица9.C1" office:value-type="string"><text:p text:style-name="P48"><text:span text:style-name="T8">0</text:span></text:p></table:table-cell><table:table-cell table:style-name="Таблица9.C1" office:value-type="string"><text:p text:style-name="P48"><text:span text:style-name="T8">0</text:span></text:p></table:table-cell><table:table-cell table:style-name="Таблица9.C1" office:value-type="string"><text:p text:style-name="P42"><text:span text:style-name="T19">1</text:span></text:p></table:table-cell><table:table-cell table:style-name="Таблица9.C1" office:value-type="string"><text:p text:style-name="P48"><text:span text:style-name="T8">1</text:span></text:p></table:table-cell><table:table-cell table:style-name="Таблица9.C1" office:value-type="string"><text:p text:style-name="P46"><text:span text:style-name="T8">0</text:span></text:p></table:table-cell><table:table-cell table:style-name="Таблица9.C1" office:value-type="string"><text:p text:style-name="P48"><text:span text:style-name="T8">0</text:span></text:p></table:table-cell><table:table-cell table:style-name="Таблица9.C1" office:value-type="string"><text:p text:style-name="P46"><text:span text:style-name="T8">0</text:span></text:p></table:table-cell><table:table-cell table:style-name="Таблица9.C1" office:value-type="string"><text:p text:style-name="P48"><text:span text:style-name="T8">1</text:span></text:p></table:table-cell></table:table-row></table:table></draw:text-box></draw:frame></text:p>
      <text:p text:style-name="P57"><text:span text:style-name="T54"><text:s text:c="53"/></text:span><text:span text:style-name="T50"><text:s/></text:span><text:span text:style-name="T54"><text:s text:c="101"/></text:span></text:p>
      <text:p text:style-name="P57"><text:span text:style-name="T19"><text:line-break/></text:span><text:span text:style-name="T31">В</text:span><text:span text:style-name="T19"> = (</text:span><text:span text:style-name="T10">8,964</text:span><text:span text:style-name="T19">)</text:span><text:span text:style-name="T40">10</text:span><text:span text:style-name="T19"> = (</text:span><text:span text:style-name="T26">8,F6C8B4</text:span><text:span text:style-name="T8">)</text:span><text:span text:style-name="T40">16</text:span><text:span text:style-name="T19"> = (</text:span><text:span text:style-name="T8">0,</text:span><text:span text:style-name="T11">10001111011011001001</text:span><text:span text:style-name="T8">)</text:span><text:span text:style-name="T44">2</text:span><text:span text:style-name="T8"> · 2</text:span><text:span text:style-name="T52">4</text:span></text:p>
      <text:p text:style-name="P33"><text:span text:style-name="T8"><text:s text:c="53"/></text:span></text:p>
      <text:p text:style-name="P14"><draw:frame draw:style-name="fr1" draw:name="Врезка15" text:anchor-type="paragraph" svg:x="-0.199cm" svg:y="0.254cm" svg:width="13.799cm" draw:z-index="32"><draw:text-box fo:min-height="0cm"><table:table table:name="Таблица10" table:style-name="Таблица10"><table:table-column table:style-name="Таблица10.A"/><table:table-column table:style-name="Таблица10.B"/><table:table-column table:style-name="Таблица10.C"/><table:table-column table:style-name="Таблица10.D"/><table:table-column table:style-name="Таблица10.C"/><table:table-column table:style-name="Таблица10.B"/><table:table-column table:style-name="Таблица10.D"/><table:table-column table:style-name="Таблица10.C"/><table:table-column table:style-name="Таблица10.B"/><table:table-column table:style-name="Таблица10.D"/><table:table-column table:style-name="Таблица10.C"/><table:table-column table:style-name="Таблица10.D"/><table:table-column table:style-name="Таблица10.B"/><table:table-column table:style-name="Таблица10.C"/><table:table-column table:style-name="Таблица10.D"/><table:table-column table:style-name="Таблица10.C"/><table:table-column table:style-name="Таблица10.B"/><table:table-column table:style-name="Таблица10.D"/><table:table-column table:style-name="Таблица10.C"/><table:table-column table:style-name="Таблица10.T"/><table:table-row table:style-name="Таблица10.1"><table:table-cell table:style-name="Таблица10.A1" office:value-type="string"><text:p text:style-name="P39"><text:span text:style-name="T19">0</text:span></text:p></table:table-cell><table:table-cell table:style-name="Таблица10.B1" office:value-type="string"><text:p text:style-name="P46"><text:span text:style-name="T8">1</text:span></text:p></table:table-cell><table:table-cell table:style-name="Таблица10.C1" office:value-type="string"><text:p text:style-name="P46"><text:span text:style-name="T8">0</text:span></text:p></table:table-cell><table:table-cell table:style-name="Таблица10.C1" office:value-type="string"><text:p text:style-name="P46"><text:span text:style-name="T8">0</text:span></text:p></table:table-cell><table:table-cell table:style-name="Таблица10.C1" office:value-type="string"><text:p text:style-name="P46"><text:span text:style-name="T8">0</text:span></text:p></table:table-cell><table:table-cell table:style-name="Таблица10.C1" office:value-type="string"><text:p text:style-name="P49"><text:span text:style-name="T8">0</text:span></text:p></table:table-cell><table:table-cell table:style-name="Таблица10.C1" office:value-type="string"><text:p text:style-name="P49"><text:span text:style-name="T8">1</text:span></text:p></table:table-cell><table:table-cell table:style-name="Таблица10.H1" office:value-type="string"><text:p text:style-name="P49"><text:span text:style-name="T8">0</text:span></text:p></table:table-cell><table:table-cell table:style-name="Таблица10.I1" office:value-type="string"><text:p text:style-name="P49"><text:span text:style-name="T8">0</text:span></text:p></table:table-cell><table:table-cell table:style-name="Таблица10.B1" office:value-type="string"><text:p text:style-name="P39"><text:span text:style-name="T19">0</text:span></text:p></table:table-cell><table:table-cell table:style-name="Таблица10.C1" office:value-type="string"><text:p text:style-name="P49"><text:span text:style-name="T8">0</text:span></text:p></table:table-cell><table:table-cell table:style-name="Таблица10.C1" office:value-type="string"><text:p text:style-name="P46"><text:span text:style-name="T8">0</text:span></text:p></table:table-cell><table:table-cell table:style-name="Таблица10.C1" office:value-type="string"><text:p text:style-name="P39"><text:span text:style-name="T19">1</text:span></text:p></table:table-cell><table:table-cell table:style-name="Таблица10.C1" office:value-type="string"><text:p text:style-name="P49"><text:span text:style-name="T8">1</text:span></text:p></table:table-cell><table:table-cell table:style-name="Таблица10.C1" office:value-type="string"><text:p text:style-name="P43"><text:span text:style-name="T19">1</text:span></text:p></table:table-cell><table:table-cell table:style-name="Таблица10.C1" office:value-type="string"><text:p text:style-name="P49"><text:span text:style-name="T8">1</text:span></text:p></table:table-cell><table:table-cell table:style-name="Таблица10.C1" office:value-type="string"><text:p text:style-name="P49"><text:span text:style-name="T8">0</text:span></text:p></table:table-cell><table:table-cell table:style-name="Таблица10.C1" office:value-type="string"><text:p text:style-name="P43"><text:span text:style-name="T19">1</text:span></text:p></table:table-cell><table:table-cell table:style-name="Таблица10.C1" office:value-type="string"><text:p text:style-name="P49"><text:span text:style-name="T8">1</text:span></text:p></table:table-cell><table:table-cell table:style-name="Таблица10.C1" office:value-type="string"><text:p text:style-name="P39"><text:span text:style-name="T19">1</text:span></text:p></table:table-cell></table:table-row></table:table></draw:text-box></draw:frame></text:p>
      <text:p text:style-name="P14"/>
      <text:p text:style-name="P12"><text:soft-page-break/><text:span text:style-name="T50"/></text:p>
      <text:h text:style-name="P15" text:outline-level="1"/>
      <text:p text:style-name="P25"><text:span text:style-name="T16">X</text:span><text:span text:style-name="T45">A</text:span><text:span text:style-name="T19"> <text:s/>= <text:s/>1 <text:s/>0 <text:s text:c="2"/>0 <text:s text:c="2"/>0 <text:s text:c="2"/></text:span><text:span text:style-name="T30">0</text:span><text:span text:style-name="T19"> <text:s text:c="2"/></text:span><text:span text:style-name="T30">1</text:span><text:span text:style-name="T19"> <text:s text:c="2"/>0 <text:s/></text:span><text:span text:style-name="T30">1</text:span></text:p>
      <text:p text:style-name="P25"><text:span text:style-name="T17">X</text:span><text:span text:style-name="T46">B</text:span><text:span text:style-name="T34"> <text:s/>= <text:s/>1 <text:s/>0 <text:s text:c="2"/>0 <text:s text:c="2"/>0 <text:s text:c="2"/>0 <text:s text:c="2"/>1 <text:s text:c="2"/></text:span><text:span text:style-name="T38">0</text:span><text:span text:style-name="T34"> <text:s/></text:span><text:span text:style-name="T38">0</text:span></text:p>
      <text:p text:style-name="P25"><text:span text:style-name="T16">X</text:span><text:span text:style-name="T45">C</text:span><text:span text:style-name="T40"> <text:s text:c="2"/></text:span><text:span text:style-name="T19">= <text:s/>0 <text:s/>0 <text:s text:c="2"/>0 <text:s text:c="2"/>0 <text:s text:c="2"/>0 <text:s text:c="2"/>0 <text:s text:c="2"/>0 <text:s/>1</text:span></text:p>
      <text:p text:style-name="P27"><text:span text:style-name="T31">Х</text:span><text:span text:style-name="T47">С </text:span><text:span text:style-name="T31">= Х</text:span><text:span text:style-name="T49">A</text:span><text:span text:style-name="T19"> = </text:span><text:span text:style-name="T30">5</text:span><text:span text:style-name="T31">.</text:span></text:p>
      <text:p text:style-name="P27"><text:span text:style-name="T19">(</text:span><text:span text:style-name="T16">X</text:span><text:span text:style-name="T45">A</text:span><text:span text:style-name="T31">-</text:span><text:span text:style-name="T16">X</text:span><text:span text:style-name="T45">B</text:span><text:span text:style-name="T19">)</text:span><text:span text:style-name="T40">.</text:span><text:span text:style-name="T19"> = </text:span><text:span text:style-name="T13">1</text:span><text:span text:style-name="T19">; <text:s/></text:span></text:p>
      <text:p text:style-name="P38"/>
      <text:p text:style-name="P53"><text:span text:style-name="T19">а) </text:span><text:span text:style-name="T31">А</text:span><text:span text:style-name="T19">&gt;0, </text:span><text:span text:style-name="T16">B</text:span><text:span text:style-name="T19">&gt;0:</text:span><text:span text:style-name="T40"> </text:span></text:p>
      <text:p text:style-name="P18"/>
      <text:p text:style-name="P53"><text:span text:style-name="T19">М</text:span><text:span text:style-name="T47">А</text:span><text:span text:style-name="T19"> = <text:s text:c="4"/>. 1 <text:s text:c="2"/></text:span><draw:custom-shape text:anchor-type="char" draw:z-index="2" draw:name="Надпись 2" draw:style-name="gr2" draw:text-style-name="P61" svg:width="0.618cm" svg:height="0.685cm" svg:x="0.628cm" svg:y="0.171cm"><text:p text:style-name="Frame_20_contents"><text:span text:style-name="T19">+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0 <text:s text:c="2"/>0 <text:s text:c="2"/>0 <text:s text:c="2"/></text:span><text:span text:style-name="T30">0</text:span><text:span text:style-name="T19"> <text:s text:c="2"/></text:span><text:span text:style-name="T30">0</text:span><text:span text:style-name="T19"> <text:s text:c="2"/></text:span><text:span text:style-name="T13">1</text:span><text:span text:style-name="T19"> <text:s text:c="2"/></text:span><text:span text:style-name="T13">1 </text:span><text:span text:style-name="T19"><text:s text:c="2"/></text:span><text:span text:style-name="T8">0</text:span><text:span text:style-name="T19"> <text:s text:c="2"/></text:span><text:span text:style-name="T13">0</text:span><text:span text:style-name="T19"> <text:s text:c="2"/></text:span><text:span text:style-name="T8">0</text:span><text:span text:style-name="T19"> <text:s text:c="2"/></text:span><text:span text:style-name="T13">1</text:span></text:p>
      <text:p text:style-name="P53"><text:span text:style-name="T19">М</text:span><text:span text:style-name="T47">В</text:span><text:span text:style-name="T19"> </text:span><text:span text:style-name="T34">= <text:s text:c="4"/>. 0 <text:s text:c="2"/>1 <text:s text:c="2"/>0 <text:s text:c="2"/></text:span><text:span text:style-name="T38">0</text:span><text:span text:style-name="T34"> <text:s text:c="2"/>0 <text:s text:c="2"/>1 <text:s text:c="2"/></text:span><text:span text:style-name="T38">1</text:span><text:span text:style-name="T34"> <text:s text:c="2"/></text:span><text:span text:style-name="T38">1</text:span><text:span text:style-name="T34"> <text:s text:c="2"/></text:span><text:span text:style-name="T38">1</text:span><text:span text:style-name="T34"> <text:s text:c="2"/></text:span><text:span text:style-name="T38">0</text:span><text:span text:style-name="T34"> <text:s text:c="2"/></text:span><text:span text:style-name="T38">1</text:span><text:span text:style-name="T34"> <text:s text:c="2"/></text:span><text:span text:style-name="T38">1</text:span><text:span text:style-name="T34"> </text:span><draw:line text:anchor-type="char" draw:z-index="11" draw:name="Прямая соединительная линия 814" draw:style-name="gr1" draw:text-style-name="P60" svg:x1="-0.005cm" svg:y1="0.026cm" svg:x2="0.631cm" svg:y2="0.027cm"><text:p/></draw:line></text:p>
      <text:p text:style-name="P53"><text:span text:style-name="T19">М</text:span><text:span text:style-name="T47">С</text:span><text:span text:style-name="T19"> = <text:s text:c="4"/>. 1 <text:s text:c="2"/>1 <text:s text:c="2"/></text:span><text:span text:style-name="T30">0</text:span><text:span text:style-name="T19"> <text:s text:c="2"/>0 <text:s text:c="2"/></text:span><text:span text:style-name="T30">1</text:span><text:span text:style-name="T19"> <text:s text:c="2"/>0 <text:s text:c="2"/></text:span><text:span text:style-name="T30">1</text:span><text:span text:style-name="T19"> <text:s text:c="2"/>0 <text:s text:c="2"/>1 <text:s text:c="2"/></text:span><text:span text:style-name="T30">1</text:span><text:span text:style-name="T19"> <text:s text:c="2"/>0 <text:s text:c="2"/>0</text:span></text:p>
      <text:p text:style-name="P18"/>
      <text:p text:style-name="P18"/>
      <text:p text:style-name="P53"><text:span text:style-name="T19">Результат сложения нормализован.</text:span></text:p>
      <text:p text:style-name="P18"/>
      <text:p text:style-name="P53"><text:span text:style-name="T19">М</text:span><text:span text:style-name="T40">С</text:span><text:span text:style-name="T19"> = <text:s/>. 1 <text:s text:c="2"/>1 <text:s text:c="2"/></text:span><text:span text:style-name="T30">0</text:span><text:span text:style-name="T19"> <text:s text:c="2"/>0 <text:s text:c="2"/></text:span><text:span text:style-name="T30">1</text:span><text:span text:style-name="T19"> <text:s text:c="2"/>0 <text:s text:c="2"/></text:span><text:span text:style-name="T30">1</text:span><text:span text:style-name="T19"> <text:s text:c="2"/>0 <text:s text:c="2"/>1 <text:s text:c="2"/></text:span><text:span text:style-name="T30">1 </text:span><text:span text:style-name="T19"><text:s text:c="2"/>0 <text:s text:c="2"/>0</text:span></text:p>
      <text:p text:style-name="P18"/>
      <text:p text:style-name="P16"><draw:frame draw:style-name="fr1" draw:name="Врезка16" text:anchor-type="paragraph" svg:x="-0.199cm" svg:y="0.254cm" svg:width="13.799cm" draw:z-index="27"><draw:text-box fo:min-height="0cm"><table:table table:name="Таблица11" table:style-name="Таблица11"><table:table-column table:style-name="Таблица11.A"/><table:table-column table:style-name="Таблица11.B"/><table:table-column table:style-name="Таблица11.C"/><table:table-column table:style-name="Таблица11.D"/><table:table-column table:style-name="Таблица11.C"/><table:table-column table:style-name="Таблица11.B"/><table:table-column table:style-name="Таблица11.D"/><table:table-column table:style-name="Таблица11.C"/><table:table-column table:style-name="Таблица11.B"/><table:table-column table:style-name="Таблица11.D"/><table:table-column table:style-name="Таблица11.C"/><table:table-column table:style-name="Таблица11.D"/><table:table-column table:style-name="Таблица11.B"/><table:table-column table:style-name="Таблица11.C"/><table:table-column table:style-name="Таблица11.D"/><table:table-column table:style-name="Таблица11.C"/><table:table-column table:style-name="Таблица11.B"/><table:table-column table:style-name="Таблица11.D"/><table:table-column table:style-name="Таблица11.C"/><table:table-column table:style-name="Таблица11.T"/><table:table-row table:style-name="Таблица11.1"><table:table-cell table:style-name="Таблица11.A1" office:value-type="string"><text:p text:style-name="P39"><text:span text:style-name="T19">0</text:span></text:p></table:table-cell><table:table-cell table:style-name="Таблица11.B1" office:value-type="string"><text:p text:style-name="P46"><text:span text:style-name="T8">1</text:span></text:p></table:table-cell><table:table-cell table:style-name="Таблица11.C1" office:value-type="string"><text:p text:style-name="P46"><text:span text:style-name="T8">0</text:span></text:p></table:table-cell><table:table-cell table:style-name="Таблица11.C1" office:value-type="string"><text:p text:style-name="P46"><text:span text:style-name="T8">0</text:span></text:p></table:table-cell><table:table-cell table:style-name="Таблица11.C1" office:value-type="string"><text:p text:style-name="P46"><text:span text:style-name="T8">0</text:span></text:p></table:table-cell><table:table-cell table:style-name="Таблица11.C1" office:value-type="string"><text:p text:style-name="P52"><text:span text:style-name="T8">0</text:span></text:p></table:table-cell><table:table-cell table:style-name="Таблица11.C1" office:value-type="string"><text:p text:style-name="P52"><text:span text:style-name="T8">1</text:span></text:p></table:table-cell><table:table-cell table:style-name="Таблица11.H1" office:value-type="string"><text:p text:style-name="P46"><text:span text:style-name="T8">0</text:span></text:p></table:table-cell><table:table-cell table:style-name="Таблица11.I1" office:value-type="string"><text:p text:style-name="P52"><text:span text:style-name="T8">1</text:span></text:p></table:table-cell><table:table-cell table:style-name="Таблица11.B1" office:value-type="string"><text:p text:style-name="P39"><text:span text:style-name="T19">1</text:span></text:p></table:table-cell><table:table-cell table:style-name="Таблица11.C1" office:value-type="string"><text:p text:style-name="P44"><text:span text:style-name="T19">0</text:span></text:p></table:table-cell><table:table-cell table:style-name="Таблица11.C1" office:value-type="string"><text:p text:style-name="P52"><text:span text:style-name="T8">0</text:span></text:p></table:table-cell><table:table-cell table:style-name="Таблица11.C1" office:value-type="string"><text:p text:style-name="P52"><text:span text:style-name="T8">1</text:span></text:p></table:table-cell><table:table-cell table:style-name="Таблица11.C1" office:value-type="string"><text:p text:style-name="P40"><text:span text:style-name="T19">0</text:span></text:p></table:table-cell><table:table-cell table:style-name="Таблица11.C1" office:value-type="string"><text:p text:style-name="P52"><text:span text:style-name="T8">1</text:span></text:p></table:table-cell><table:table-cell table:style-name="Таблица11.C1" office:value-type="string"><text:p text:style-name="P39"><text:span text:style-name="T19">0</text:span></text:p></table:table-cell><table:table-cell table:style-name="Таблица11.C1" office:value-type="string"><text:p text:style-name="P52"><text:span text:style-name="T8">1</text:span></text:p></table:table-cell><table:table-cell table:style-name="Таблица11.C1" office:value-type="string"><text:p text:style-name="P46"><text:span text:style-name="T8">1</text:span></text:p></table:table-cell><table:table-cell table:style-name="Таблица11.C1" office:value-type="string"><text:p text:style-name="P46"><text:span text:style-name="T8">0</text:span></text:p></table:table-cell><table:table-cell table:style-name="Таблица11.C1" office:value-type="string"><text:p text:style-name="P46"><text:span text:style-name="T8">0</text:span></text:p></table:table-cell></table:table-row></table:table></draw:text-box></draw:frame></text:p>
      <text:p text:style-name="P37"/>
      <text:p text:style-name="P25"><text:span text:style-name="T31">С</text:span><text:span text:style-name="T54">*</text:span><text:span text:style-name="T19"> = М</text:span><text:span text:style-name="T47">С</text:span><text:span text:style-name="T19"> · 2</text:span><text:span text:style-name="T54">Р</text:span><text:span text:style-name="T58">с</text:span><text:span text:style-name="T19"> = (0,1</text:span><text:span text:style-name="T30">100101011</text:span><text:span text:style-name="T19">)</text:span><text:span text:style-name="T40">2</text:span><text:span text:style-name="T19"> · 2</text:span><text:span text:style-name="T57">5</text:span><text:span text:style-name="T19"> = </text:span><text:span text:style-name="T30">25,34375</text:span><text:span text:style-name="T19">.</text:span></text:p>
      <text:p text:style-name="P17"/>
      <text:p text:style-name="P25"><text:span text:style-name="T19">Определим абсолютную и относительную погрешности результата:</text:span></text:p>
      <text:p text:style-name="P25"><text:span text:style-name="T59"></text:span><text:span text:style-name="T32">С</text:span><text:span text:style-name="T20"> = </text:span><text:span text:style-name="T24">25,349 — 25,34375</text:span><text:span text:style-name="T20"> = </text:span><text:span text:style-name="T24">0,00525</text:span></text:p>
      <text:p text:style-name="P25"><text:span text:style-name="T19">δ</text:span><text:span text:style-name="T31">С</text:span><text:span text:style-name="T19"> = </text:span><draw:frame draw:style-name="fr3" draw:name="Объект4" text:anchor-type="as-char" svg:y="-0.669cm" svg:width="1.741cm" svg:height="1.097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9"><text:s/>· 100% = </text:span><text:span text:style-name="T30">0,02071</text:span><text:span text:style-name="T19">%</text:span></text:p>
      <text:p text:style-name="P25"><text:span text:style-name="T19">Погрешность полученного результата объясняется:</text:span></text:p>
      <text:p text:style-name="P54"><text:span text:style-name="T19">• <text:s text:c="2"/>неточным представлением операндов;</text:span></text:p>
      <text:p text:style-name="P28"><text:span text:style-name="T19">• потерей значащих разрядов мантиссы одного из операндов при уравнивании порядков; </text:span></text:p>
      <text:p text:style-name="P17"/>
      <text:p text:style-name="P53"><text:span text:style-name="T19">б) </text:span><text:span text:style-name="T31">А</text:span><text:span text:style-name="T19">&gt;0, </text:span><text:span text:style-name="T16">B</text:span><text:span text:style-name="T19">&lt;0:</text:span><text:span text:style-name="T40"> </text:span></text:p>
      <text:p text:style-name="P24"><text:span text:style-name="T19"><text:s text:c="2"/></text:span></text:p>
      <text:p text:style-name="P53"><text:span text:style-name="T19">М</text:span><text:span text:style-name="T47">А</text:span><text:span text:style-name="T19"> = <text:s text:c="4"/>. 1 <text:s text:c="2"/></text:span><draw:custom-shape text:anchor-type="char" draw:z-index="4" draw:name="Надпись 4" draw:style-name="gr2" draw:text-style-name="P61" svg:width="0.618cm" svg:height="0.685cm" svg:x="0.628cm" svg:y="0.171cm"><text:p text:style-name="Frame_20_contents"><text:span text:style-name="T19">+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0 <text:s text:c="2"/>0 <text:s text:c="2"/>0 <text:s text:c="2"/></text:span><text:span text:style-name="T30">0</text:span><text:span text:style-name="T19"> <text:s text:c="2"/></text:span><text:span text:style-name="T30">0</text:span><text:span text:style-name="T19"> <text:s text:c="2"/></text:span><text:span text:style-name="T30">1</text:span><text:span text:style-name="T19"> <text:s text:c="2"/></text:span><text:span text:style-name="T30">1</text:span><text:span text:style-name="T19"> <text:s text:c="2"/>0 <text:s text:c="2"/></text:span><text:span text:style-name="T30">0</text:span><text:span text:style-name="T19"> <text:s text:c="2"/>0 <text:s text:c="2"/></text:span><text:span text:style-name="T30">1</text:span></text:p>
      <text:p text:style-name="P53"><text:span text:style-name="T19">М</text:span><text:span text:style-name="T47">В</text:span><text:span text:style-name="T19"> </text:span><text:span text:style-name="T34">= <text:s text:c="4"/>. 0 <text:s text:c="2"/>1 <text:s text:c="2"/>0 <text:s text:c="2"/></text:span><text:span text:style-name="T38">0</text:span><text:span text:style-name="T34"> <text:s text:c="2"/>0 <text:s text:c="2"/>1 <text:s text:c="2"/></text:span><text:span text:style-name="T38">1</text:span><text:span text:style-name="T34"> <text:s text:c="2"/></text:span><text:span text:style-name="T38">1</text:span><text:span text:style-name="T34"> <text:s text:c="2"/></text:span><text:span text:style-name="T38">1</text:span><text:span text:style-name="T34"> <text:s text:c="2"/></text:span><text:span text:style-name="T38">0</text:span><text:span text:style-name="T34"> <text:s text:c="2"/></text:span><text:span text:style-name="T38">1</text:span><text:span text:style-name="T34"> <text:s text:c="2"/></text:span><text:span text:style-name="T38">1</text:span><text:span text:style-name="T34"> </text:span><draw:line text:anchor-type="char" draw:z-index="12" draw:name="Прямая соединительная линия 1" draw:style-name="gr1" draw:text-style-name="P60" svg:x1="-0.005cm" svg:y1="0.026cm" svg:x2="0.631cm" svg:y2="0.027cm"><text:p/></draw:line></text:p>
      <text:p text:style-name="P53"><text:span text:style-name="T19">М</text:span><text:span text:style-name="T47">С</text:span><text:span text:style-name="T19"> = <text:s text:c="4"/>. 0 <text:s text:c="2"/>0 <text:s text:c="2"/>1 <text:s text:c="2"/>1 <text:s text:c="2"/>1 <text:s text:c="2"/>0 <text:s text:c="2"/></text:span><text:span text:style-name="T30">1</text:span><text:span text:style-name="T19"> <text:s text:c="2"/></text:span><text:span text:style-name="T30">1</text:span><text:span text:style-name="T19"> <text:s text:c="2"/>0 <text:s text:c="2"/></text:span><text:span text:style-name="T30">1</text:span><text:span text:style-name="T19"> <text:s text:c="2"/></text:span><text:span text:style-name="T30">1</text:span><text:span text:style-name="T19"> <text:s text:c="2"/>0</text:span></text:p>
      <text:p text:style-name="P18"/>
      <text:p text:style-name="P53"><text:span text:style-name="T19">Результат сложения денормализован вправо.</text:span></text:p>
      <text:p text:style-name="P18"/>
      <text:p text:style-name="P53"><text:span text:style-name="T19">М</text:span><text:span text:style-name="T40">С</text:span><text:span text:style-name="T19"> = . 1 <text:s text:c="2"/>1 <text:s text:c="2"/>1 <text:s text:c="2"/>0 <text:s text:c="2"/></text:span><text:span text:style-name="T30">1</text:span><text:span text:style-name="T19"> <text:s text:c="2"/></text:span><text:span text:style-name="T30">1</text:span><text:span text:style-name="T19"> <text:s text:c="2"/>0 <text:s text:c="2"/></text:span><text:span text:style-name="T30">1</text:span><text:span text:style-name="T19"> <text:s text:c="2"/></text:span><text:span text:style-name="T30">1</text:span><text:span text:style-name="T19"> <text:s text:c="2"/>0</text:span><text:span text:style-name="T8"> <text:s text:c="2"/>0 <text:s text:c="2"/>0</text:span></text:p>
      <text:p text:style-name="P53"><text:span text:style-name="T13"/></text:p>
      <text:p text:style-name="P23">Т.к выполнен сдвиг мантиссы влево, характеристику результата нужно уменьшить на 2 (X<text:span text:style-name="T39">C </text:span><text:span text:style-name="T60">= X</text:span><text:span text:style-name="T39">C</text:span><text:span text:style-name="T60"> — 2 = 3</text:span>)</text:p>
      <text:p text:style-name="P16"><draw:frame draw:style-name="fr1" draw:name="Врезка17" text:anchor-type="paragraph" svg:x="-0.199cm" svg:y="0.254cm" svg:width="13.799cm" draw:z-index="28"><draw:text-box fo:min-height="0cm"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D"/><table:table-column table:style-name="Таблица12.C"/><table:table-column table:style-name="Таблица12.B"/><table:table-column table:style-name="Таблица12.D"/><table:table-column table:style-name="Таблица12.C"/><table:table-column table:style-name="Таблица12.B"/><table:table-column table:style-name="Таблица12.D"/><table:table-column table:style-name="Таблица12.C"/><table:table-column table:style-name="Таблица12.D"/><table:table-column table:style-name="Таблица12.B"/><table:table-column table:style-name="Таблица12.C"/><table:table-column table:style-name="Таблица12.D"/><table:table-column table:style-name="Таблица12.C"/><table:table-column table:style-name="Таблица12.B"/><table:table-column table:style-name="Таблица12.D"/><table:table-column table:style-name="Таблица12.C"/><table:table-column table:style-name="Таблица12.T"/><table:table-row table:style-name="Таблица12.1"><table:table-cell table:style-name="Таблица12.A1" office:value-type="string"><text:p text:style-name="P39"><text:span text:style-name="T19">0</text:span></text:p></table:table-cell><table:table-cell table:style-name="Таблица12.B1" office:value-type="string"><text:p text:style-name="P46"><text:span text:style-name="T8">1</text:span></text:p></table:table-cell><table:table-cell table:style-name="Таблица12.C1" office:value-type="string"><text:p text:style-name="P46"><text:span text:style-name="T8">0</text:span></text:p></table:table-cell><table:table-cell table:style-name="Таблица12.C1" office:value-type="string"><text:p text:style-name="P46"><text:span text:style-name="T8">0</text:span></text:p></table:table-cell><table:table-cell table:style-name="Таблица12.C1" office:value-type="string"><text:p text:style-name="P46"><text:span text:style-name="T8">0</text:span></text:p></table:table-cell><table:table-cell table:style-name="Таблица12.C1" office:value-type="string"><text:p text:style-name="P46"><text:span text:style-name="T8">0</text:span></text:p></table:table-cell><table:table-cell table:style-name="Таблица12.C1" office:value-type="string"><text:p text:style-name="P52"><text:span text:style-name="T8">0</text:span></text:p></table:table-cell><table:table-cell table:style-name="Таблица12.H1" office:value-type="string"><text:p text:style-name="P46"><text:span text:style-name="T8">1</text:span></text:p></table:table-cell><table:table-cell table:style-name="Таблица12.I1" office:value-type="string"><text:p text:style-name="P52"><text:span text:style-name="T8">1</text:span></text:p></table:table-cell><table:table-cell table:style-name="Таблица12.B1" office:value-type="string"><text:p text:style-name="P46"><text:span text:style-name="T8">1</text:span></text:p></table:table-cell><table:table-cell table:style-name="Таблица12.C1" office:value-type="string"><text:p text:style-name="P46"><text:span text:style-name="T8">1</text:span></text:p></table:table-cell><table:table-cell table:style-name="Таблица12.C1" office:value-type="string"><text:p text:style-name="P46"><text:span text:style-name="T8">0</text:span></text:p></table:table-cell><table:table-cell table:style-name="Таблица12.C1" office:value-type="string"><text:p text:style-name="P52"><text:span text:style-name="T8">1</text:span></text:p></table:table-cell><table:table-cell table:style-name="Таблица12.C1" office:value-type="string"><text:p text:style-name="P52"><text:span text:style-name="T8">1</text:span></text:p></table:table-cell><table:table-cell table:style-name="Таблица12.C1" office:value-type="string"><text:p text:style-name="P39"><text:span text:style-name="T19">0</text:span></text:p></table:table-cell><table:table-cell table:style-name="Таблица12.C1" office:value-type="string"><text:p text:style-name="P44"><text:span text:style-name="T19">1</text:span></text:p></table:table-cell><table:table-cell table:style-name="Таблица12.C1" office:value-type="string"><text:p text:style-name="P44"><text:span text:style-name="T19">1</text:span></text:p></table:table-cell><table:table-cell table:style-name="Таблица12.C1" office:value-type="string"><text:p text:style-name="P39"><text:span text:style-name="T19">0</text:span></text:p></table:table-cell><table:table-cell table:style-name="Таблица12.C1" office:value-type="string"><text:p text:style-name="P39"><text:span text:style-name="T19">0</text:span></text:p></table:table-cell><table:table-cell table:style-name="Таблица12.C1" office:value-type="string"><text:p text:style-name="P39"><text:span text:style-name="T19">0</text:span></text:p></table:table-cell></table:table-row></table:table></draw:text-box></draw:frame><text:soft-page-break/></text:p>
      <text:p text:style-name="P37"/>
      <text:p text:style-name="P25"><text:span text:style-name="T31">С</text:span><text:span text:style-name="T54">*</text:span><text:span text:style-name="T19"> = М</text:span><text:span text:style-name="T47">С</text:span><text:span text:style-name="T19"> · 2</text:span><text:span text:style-name="T54">Р</text:span><text:span text:style-name="T58">с</text:span><text:span text:style-name="T19"> = (0,</text:span><text:span text:style-name="T8">1110</text:span><text:span text:style-name="T13">11011</text:span><text:span text:style-name="T19">)</text:span><text:span text:style-name="T40">2</text:span><text:span text:style-name="T19"> · 2</text:span><text:span text:style-name="T53">3</text:span><text:span text:style-name="T19"> </text:span><text:span text:style-name="T8">= </text:span><text:span text:style-name="T13">7,42188</text:span></text:p>
      <text:p text:style-name="P17"/>
      <text:p text:style-name="P25"><text:span text:style-name="T19">Определим абсолютную и относительную погрешности результата:</text:span></text:p>
      <text:p text:style-name="P25"><text:span text:style-name="T59"></text:span><text:span text:style-name="T32">С</text:span><text:span text:style-name="T20"> = </text:span><text:span text:style-name="T24">7,421</text:span><text:span text:style-name="T20"> – </text:span><text:span text:style-name="T24">7,42188</text:span><text:span text:style-name="T20"> = -</text:span><text:span text:style-name="T24">0,00088</text:span></text:p>
      <text:p text:style-name="P25"><text:span text:style-name="T19">δ</text:span><text:span text:style-name="T31">С</text:span><text:span text:style-name="T19"> = </text:span><draw:frame draw:style-name="fr3" draw:name="Объект5" text:anchor-type="as-char" svg:y="-0.669cm" svg:width="2.062cm" svg:height="1.097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9"><text:s/>· 100% = 0,0</text:span><text:span text:style-name="T30">1185</text:span><text:span text:style-name="T19">%</text:span></text:p>
      <text:p text:style-name="P17"/>
      <text:p text:style-name="P25"><text:span text:style-name="T19">Погрешность полученного результата объясняется следующими факторами:</text:span></text:p>
      <text:p text:style-name="P58"><text:span text:style-name="T30">1)</text:span><text:span text:style-name="T19">неточным представлением операндов</text:span></text:p>
      <text:p text:style-name="P58"><text:span text:style-name="T30">2)</text:span><text:span text:style-name="T19">потерей значащих разрядов мантиссы одного из операндов при уравнивании порядков</text:span></text:p>
      <text:p text:style-name="P55"><text:span text:style-name="T30">3)</text:span><text:span text:style-name="T19">потерей значащих разрядов мантиссы результата при его нормализации. </text:span></text:p>
      <text:p text:style-name="P17"/>
      <text:p text:style-name="P53"><text:span text:style-name="T19">в) </text:span><text:span text:style-name="T31">А</text:span><text:span text:style-name="T19">&lt;0, </text:span><text:span text:style-name="T16">B</text:span><text:span text:style-name="T19">&gt;0:</text:span><text:span text:style-name="T40"> </text:span></text:p>
      <text:p text:style-name="P24"><text:span text:style-name="T19"><text:s text:c="2"/></text:span></text:p>
      <text:p text:style-name="P53"><text:span text:style-name="T19">М</text:span><text:span text:style-name="T47">В</text:span><text:span text:style-name="T19"> = <text:s text:c="4"/>. 0 <text:s text:c="2"/>1 <text:s text:c="2"/>0 <text:s text:c="2"/></text:span><text:span text:style-name="T30">0</text:span><text:span text:style-name="T19"> <text:s text:c="2"/>0 <text:s text:c="2"/>1 <text:s text:c="2"/></text:span><text:span text:style-name="T30">1</text:span><text:span text:style-name="T19"> <text:s text:c="2"/></text:span><text:span text:style-name="T30">1</text:span><text:span text:style-name="T19"> <text:s text:c="2"/></text:span><text:span text:style-name="T30">1</text:span><text:span text:style-name="T19"> <text:s text:c="2"/></text:span><text:span text:style-name="T30">0</text:span><text:span text:style-name="T19"> <text:s text:c="2"/></text:span><text:span text:style-name="T30">1</text:span><text:span text:style-name="T19"> <text:s text:c="2"/></text:span><text:span text:style-name="T30">1</text:span><text:span text:style-name="T34"> </text:span><draw:line text:anchor-type="char" draw:z-index="13" draw:name="Прямая соединительная линия 2" draw:style-name="gr1" draw:text-style-name="P60" svg:x1="-0.005cm" svg:y1="0.026cm" svg:x2="0.631cm" svg:y2="0.027cm"><text:p/></draw:line></text:p>
      <text:p text:style-name="P53"><text:span text:style-name="T19">М</text:span><text:span text:style-name="T47">А</text:span><text:span text:style-name="T19"> = <text:s text:c="3"/></text:span><text:span text:style-name="T34"><text:s/>. 1 <text:s text:c="2"/></text:span><draw:custom-shape text:anchor-type="char" draw:z-index="5" draw:name="Надпись 5" draw:style-name="gr2" draw:text-style-name="P61" svg:width="0.618cm" svg:height="0.685cm" svg:x="0.406cm" svg:y="-0.367cm"><text:p text:style-name="Frame_20_contents"><text:span text:style-name="T19">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">0 <text:s text:c="2"/>0 <text:s text:c="2"/>0 <text:s text:c="2"/></text:span><text:span text:style-name="T38">0</text:span><text:span text:style-name="T34"> <text:s text:c="2"/></text:span><text:span text:style-name="T38">0</text:span><text:span text:style-name="T34"> <text:s text:c="2"/></text:span><text:span text:style-name="T38">1</text:span><text:span text:style-name="T34"> <text:s text:c="2"/></text:span><text:span text:style-name="T38">1</text:span><text:span text:style-name="T34"> <text:s text:c="2"/>0 <text:s text:c="2"/></text:span><text:span text:style-name="T38">0</text:span><text:span text:style-name="T34"> <text:s text:c="2"/>0 <text:s text:c="2"/></text:span><text:span text:style-name="T38">1</text:span></text:p>
      <text:p text:style-name="P53"><text:span text:style-name="T19">М</text:span><text:span text:style-name="T47">С</text:span><text:span text:style-name="T19"> = <text:s text:c="4"/>. 1 <text:s text:c="2"/>1 <text:s text:c="2"/>0 <text:s text:c="2"/>0 <text:s text:c="2"/></text:span><text:span text:style-name="T30">0</text:span><text:span text:style-name="T19"> <text:s text:c="2"/></text:span><text:span text:style-name="T30">1</text:span><text:span text:style-name="T19"> <text:s text:c="2"/>0 <text:s text:c="2"/>0 <text:s text:c="2"/></text:span><text:span text:style-name="T30">1</text:span><text:span text:style-name="T19"> <text:s text:c="2"/>0 <text:s text:c="2"/></text:span><text:span text:style-name="T30">1</text:span><text:span text:style-name="T19"> <text:s text:c="2"/></text:span><text:span text:style-name="T30">0</text:span></text:p>
      <text:p text:style-name="P18"/>
      <text:p text:style-name="P53"><text:span text:style-name="T19">Результат сложения </text:span><text:span text:style-name="T30">де</text:span><text:span text:style-name="T19">нормализован </text:span><text:span text:style-name="T30">вправо </text:span><text:span text:style-name="T19">и представлен в дополнительном коде</text:span></text:p>
      <text:p text:style-name="P18"/>
      <text:p text:style-name="P53"><text:span text:style-name="T19">М</text:span><text:span text:style-name="T40">С</text:span><text:span text:style-name="T19"> = . <text:s text:c="2"/></text:span><text:span text:style-name="T30">0</text:span><text:span text:style-name="T19"> <text:s text:c="2"/></text:span><text:span text:style-name="T30">0</text:span><text:span text:style-name="T19"> <text:s text:c="2"/></text:span><text:span text:style-name="T30">0</text:span><text:span text:style-name="T19"> <text:s text:c="2"/></text:span><text:span text:style-name="T30">1</text:span><text:span text:style-name="T19"> <text:s text:c="2"/></text:span><text:span text:style-name="T30">0</text:span><text:span text:style-name="T19"> <text:s text:c="2"/>0 <text:s text:c="2"/></text:span><text:span text:style-name="T30">1</text:span><text:span text:style-name="T19"> <text:s text:c="2"/>0 <text:s text:c="2"/></text:span><text:span text:style-name="T30">1</text:span><text:span text:style-name="T19"> <text:s text:c="2"/>0 <text:s text:c="2"/>0 <text:s text:c="2"/>0</text:span></text:p>
      <text:p text:style-name="P53"><text:span text:style-name="T30"/></text:p>
      <text:p text:style-name="P23">Т.к выполнен сдвиг мантиссы влево, характеристику результата нужно уменьшить на 2 (X<text:span text:style-name="T39">C</text:span><text:span text:style-name="T60"> = X</text:span><text:span text:style-name="T39">C</text:span><text:span text:style-name="T60"> — 2 = 3</text:span>)</text:p>
      <text:p text:style-name="P16"><draw:frame draw:style-name="fr1" draw:name="Врезка18" text:anchor-type="paragraph" svg:x="-0.199cm" svg:y="0.254cm" svg:width="13.799cm" draw:z-index="29"><draw:text-box fo:min-height="0cm"><table:table table:name="Таблица13" table:style-name="Таблица13"><table:table-column table:style-name="Таблица13.A"/><table:table-column table:style-name="Таблица13.B"/><table:table-column table:style-name="Таблица13.C"/><table:table-column table:style-name="Таблица13.D"/><table:table-column table:style-name="Таблица13.C"/><table:table-column table:style-name="Таблица13.B"/><table:table-column table:style-name="Таблица13.D"/><table:table-column table:style-name="Таблица13.C"/><table:table-column table:style-name="Таблица13.B"/><table:table-column table:style-name="Таблица13.D"/><table:table-column table:style-name="Таблица13.C"/><table:table-column table:style-name="Таблица13.D"/><table:table-column table:style-name="Таблица13.B"/><table:table-column table:style-name="Таблица13.C"/><table:table-column table:style-name="Таблица13.D"/><table:table-column table:style-name="Таблица13.C"/><table:table-column table:style-name="Таблица13.B"/><table:table-column table:style-name="Таблица13.D"/><table:table-column table:style-name="Таблица13.C"/><table:table-column table:style-name="Таблица13.T"/><table:table-row table:style-name="Таблица13.1"><table:table-cell table:style-name="Таблица13.A1" office:value-type="string"><text:p text:style-name="P46"><text:span text:style-name="T8">1</text:span></text:p></table:table-cell><table:table-cell table:style-name="Таблица13.B1" office:value-type="string"><text:p text:style-name="P46"><text:span text:style-name="T8">1</text:span></text:p></table:table-cell><table:table-cell table:style-name="Таблица13.C1" office:value-type="string"><text:p text:style-name="P46"><text:span text:style-name="T8">0</text:span></text:p></table:table-cell><table:table-cell table:style-name="Таблица13.C1" office:value-type="string"><text:p text:style-name="P46"><text:span text:style-name="T8">0</text:span></text:p></table:table-cell><table:table-cell table:style-name="Таблица13.C1" office:value-type="string"><text:p text:style-name="P46"><text:span text:style-name="T8">0</text:span></text:p></table:table-cell><table:table-cell table:style-name="Таблица13.C1" office:value-type="string"><text:p text:style-name="P52"><text:span text:style-name="T8">0</text:span></text:p></table:table-cell><table:table-cell table:style-name="Таблица13.C1" office:value-type="string"><text:p text:style-name="P52"><text:span text:style-name="T8">0</text:span></text:p></table:table-cell><table:table-cell table:style-name="Таблица13.H1" office:value-type="string"><text:p text:style-name="P46"><text:span text:style-name="T8">1</text:span></text:p></table:table-cell><table:table-cell table:style-name="Таблица13.I1" office:value-type="string"><text:p text:style-name="P52"><text:span text:style-name="T8">1</text:span></text:p></table:table-cell><table:table-cell table:style-name="Таблица13.B1" office:value-type="string"><text:p text:style-name="P45"><text:span text:style-name="T19">1</text:span></text:p></table:table-cell><table:table-cell table:style-name="Таблица13.C1" office:value-type="string"><text:p text:style-name="P44"><text:span text:style-name="T19">1</text:span></text:p></table:table-cell><table:table-cell table:style-name="Таблица13.C1" office:value-type="string"><text:p text:style-name="P44"><text:span text:style-name="T19">0</text:span></text:p></table:table-cell><table:table-cell table:style-name="Таблица13.C1" office:value-type="string"><text:p text:style-name="P44"><text:span text:style-name="T19">1</text:span></text:p></table:table-cell><table:table-cell table:style-name="Таблица13.C1" office:value-type="string"><text:p text:style-name="P45"><text:span text:style-name="T19">1</text:span></text:p></table:table-cell><table:table-cell table:style-name="Таблица13.C1" office:value-type="string"><text:p text:style-name="P44"><text:span text:style-name="T19">0</text:span></text:p></table:table-cell><table:table-cell table:style-name="Таблица13.C1" office:value-type="string"><text:p text:style-name="P39"><text:span text:style-name="T19">1</text:span></text:p></table:table-cell><table:table-cell table:style-name="Таблица13.C1" office:value-type="string"><text:p text:style-name="P39"><text:span text:style-name="T19">1</text:span></text:p></table:table-cell><table:table-cell table:style-name="Таблица13.C1" office:value-type="string"><text:p text:style-name="P44"><text:span text:style-name="T19">0</text:span></text:p></table:table-cell><table:table-cell table:style-name="Таблица13.C1" office:value-type="string"><text:p text:style-name="P44"><text:span text:style-name="T19">0</text:span></text:p></table:table-cell><table:table-cell table:style-name="Таблица13.C1" office:value-type="string"><text:p text:style-name="P44"><text:span text:style-name="T19">0</text:span></text:p></table:table-cell></table:table-row></table:table></draw:text-box></draw:frame></text:p>
      <text:p text:style-name="P37"/>
      <text:p text:style-name="P25"><text:span text:style-name="T31">С</text:span><text:span text:style-name="T54">*</text:span><text:span text:style-name="T19"> = М</text:span><text:span text:style-name="T47">С</text:span><text:span text:style-name="T19"> · 2</text:span><text:span text:style-name="T54">Р</text:span><text:span text:style-name="T58">с</text:span><text:span text:style-name="T19"> = (-0,</text:span><text:span text:style-name="T30">111011011</text:span><text:span text:style-name="T19">)</text:span><text:span text:style-name="T40">2</text:span><text:span text:style-name="T19"> · 2</text:span><text:span text:style-name="T53">3</text:span><text:span text:style-name="T19"> = -</text:span><text:span text:style-name="T30">7,42188</text:span></text:p>
      <text:p text:style-name="P17"/>
      <text:p text:style-name="P25"><text:span text:style-name="T19">Определим абсолютную и относительную погрешности результата:</text:span></text:p>
      <text:p text:style-name="P25"><text:span text:style-name="T59"></text:span><text:span text:style-name="T32">С</text:span><text:span text:style-name="T20"> = -</text:span><text:span text:style-name="T24">7,421</text:span><text:span text:style-name="T20"> – (-</text:span><text:span text:style-name="T24">7,42188)</text:span><text:span text:style-name="T20"> = -0,0</text:span><text:span text:style-name="T24">0088</text:span></text:p>
      <text:p text:style-name="P25"><text:span text:style-name="T19">δ</text:span><text:span text:style-name="T31">С</text:span><text:span text:style-name="T19"> = </text:span><draw:frame draw:style-name="fr3" draw:name="Объект6" text:anchor-type="as-char" svg:y="-0.669cm" svg:width="2.062cm" svg:height="1.097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9"><text:s/>· 100% = 0,0</text:span><text:span text:style-name="T30">1185</text:span><text:span text:style-name="T19">%</text:span></text:p>
      <text:p text:style-name="P17"/>
      <text:p text:style-name="P25"><text:span text:style-name="T19">Погрешность полученного результата объясняется следующими факторами:</text:span></text:p>
      <text:p text:style-name="P55"><text:span text:style-name="T30">1)</text:span><text:span text:style-name="T19">неточным представлением операндов</text:span></text:p>
      <text:p text:style-name="P29"><text:span text:style-name="T30">2)</text:span><text:span text:style-name="T19">потерей значащих разрядов мантиссы одного из операндов при уравнивании порядков</text:span></text:p>
      <text:p text:style-name="P55"><text:span text:style-name="T30">3)</text:span><text:span text:style-name="T19">потерей значащих разрядов мантиссы результата при его нормализации</text:span></text:p>
      <text:p text:style-name="P17"/>
      <text:p text:style-name="P17"/>
      <text:p text:style-name="P8"><text:span text:style-name="T18">#5</text:span></text:p>
      <text:p text:style-name="P59"><text:soft-page-break/><text:span text:style-name="T19">Результаты в формате Ф2 получились точнее из — за того, что операнды представлены точнее и при нормализации результата сдвиг производился на один двоичный разряд, а не на 4. </text:span></text:p>
      <text:p text:style-name="P59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Frame_20_contents" style:display-name="Frame contents" style:family="paragraph" style:parent-style-name="Standard" style:class="extra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3:26:58.516861504</meta:creation-date>
    <meta:generator>LibreOffice/7.3.7.2$Linux_X86_64 LibreOffice_project/30$Build-2</meta:generator>
    <dc:date>2023-11-13T15:07:13.652908989</dc:date>
    <meta:editing-duration>PT13M9S</meta:editing-duration>
    <meta:editing-cycles>1</meta:editing-cycles>
    <meta:document-statistic meta:table-count="13" meta:image-count="0" meta:object-count="6" meta:page-count="6" meta:paragraph-count="378" meta:word-count="1228" meta:character-count="6311" meta:non-whitespace-character-count="3992"/>
  </office:meta>
</office:document-meta>
</file>

<file path=Object 1/content.xml><?xml version="1.0" encoding="utf-8"?>
<math xmlns="http://www.w3.org/1998/Math/MathML" display="block">
  <semantics>
    <mrow>
      <mo fence="true" form="prefix" stretchy="false">|</mo>
      <mrow>
        <mfrac>
          <mn>0,0365</mn>
          <mn>25,349</mn>
        </mfrac>
      </mrow>
      <mo fence="true" form="postfix" stretchy="false">|</mo>
    </mrow>
    <annotation encoding="StarMath 5.0">lline {0,0365} over {25,349}  rline </annotation>
  </semantics>
</math>
</file>

<file path=Object 2/content.xml><?xml version="1.0" encoding="utf-8"?>
<math xmlns="http://www.w3.org/1998/Math/MathML" display="block">
  <semantics>
    <mrow>
      <mo fence="true" form="prefix" stretchy="true">|</mo>
      <mrow>
        <mfrac>
          <mrow>
            <mo stretchy="false">−</mo>
            <mn>0,0165</mn>
          </mrow>
          <mn>7,421</mn>
        </mfrac>
      </mrow>
      <mo fence="true" form="postfix" stretchy="true">|</mo>
    </mrow>
    <annotation encoding="StarMath 5.0">left lline {-0,0165} over {7,421} right rline</annotation>
  </semantics>
</math>
</file>

<file path=Object 3/content.xml><?xml version="1.0" encoding="utf-8"?>
<math xmlns="http://www.w3.org/1998/Math/MathML" display="block">
  <semantics>
    <mrow>
      <mo fence="true" form="prefix" stretchy="true">|</mo>
      <mrow>
        <mfrac>
          <mn>0,0165</mn>
          <mrow>
            <mo stretchy="false">−</mo>
            <mn>7,421</mn>
          </mrow>
        </mfrac>
      </mrow>
      <mo fence="true" form="postfix" stretchy="true">|</mo>
    </mrow>
    <annotation encoding="StarMath 5.0">left lline {0,0165} over {-7,421} right rline
</annotation>
  </semantics>
</math>
</file>

<file path=Object 4/content.xml><?xml version="1.0" encoding="utf-8"?>
<math xmlns="http://www.w3.org/1998/Math/MathML" display="block">
  <semantics>
    <mrow>
      <mo fence="true" form="prefix" stretchy="true">|</mo>
      <mrow>
        <mfrac>
          <mn>0,00525</mn>
          <mn>25,349</mn>
        </mfrac>
      </mrow>
      <mo fence="true" form="postfix" stretchy="true">|</mo>
    </mrow>
    <annotation encoding="StarMath 5.0">left lline {0,00525} over {25,349} right rline
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frac>
          <mrow>
            <mo stretchy="false">−</mo>
            <mn>0,00088</mn>
          </mrow>
          <mn>7,421</mn>
        </mfrac>
      </mrow>
      <mo fence="true" form="postfix" stretchy="true">|</mo>
    </mrow>
    <annotation encoding="StarMath 5.0">left lline {-0,00088} over {7,421} right rline</annotation>
  </semantics>
</math>
</file>

<file path=Object 6/content.xml><?xml version="1.0" encoding="utf-8"?>
<math xmlns="http://www.w3.org/1998/Math/MathML" display="block">
  <semantics>
    <mrow>
      <mo fence="true" form="prefix" stretchy="true">|</mo>
      <mrow>
        <mfrac>
          <mrow>
            <mo stretchy="false">−</mo>
            <mn>0,00088</mn>
          </mrow>
          <mrow>
            <mo stretchy="false">−</mo>
            <mn>7,421</mn>
          </mrow>
        </mfrac>
      </mrow>
      <mo fence="true" form="postfix" stretchy="true">|</mo>
    </mrow>
    <annotation encoding="StarMath 5.0">left lline {-0,00088} over {-7,421} right rline</annotation>
  </semantics>
</math>
</file>